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"/>
  <manifest:file-entry manifest:full-path="ObjectReplacements/Object 5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 style:data-style-name="N11"/>
    <style:style style:name="ce2" style:family="table-cell" style:parent-style-name="Default">
      <style:text-properties style:font-name="Liberation Sans" style:font-name-asian="DejaVu Sans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rognose_alt" table:style-name="ta1">
        <table:shapes>
          <draw:frame draw:z-index="0" draw:style-name="gr1" draw:text-style-name="P1" svg:width="15.804cm" svg:height="8.896cm" svg:x="4.516cm" svg:y="11.315cm">
            <draw:object draw:notify-on-update-of-ranges="prognose_alt.A4:prognose_alt.A8 prognose_alt.A1:prognose_alt.A1 prognose_alt.B4:prognose_alt.B8 prognose_alt.J4:prognose_alt.J24 prognose_alt.K3:prognose_alt.K3 prognose_alt.K4:prognose_alt.K24 prognose_alt.J4:prognose_alt.J24 prognose_alt.L3:prognose_alt.L3 prognose_alt.L4:prognose_alt.L24 prognose_alt.J4:prognose_alt.J24 prognose_alt.M3:prognose_alt.M3 prognose_alt.M4:prognose_alt.M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804cm" svg:height="8.896cm" svg:x="4.516cm" svg:y="20.321cm">
            <draw:object draw:notify-on-update-of-ranges="prognose_alt.A4:prognose_alt.A8 prognose_alt.B4:prognose_alt.B8 prognose_alt.J4:prognose_alt.J24 prognose_alt.K3:prognose_alt.K3 prognose_alt.K4:prognose_alt.K24 prognose_alt.J4:prognose_alt.J24 prognose_alt.L3:prognose_alt.L3 prognose_alt.L4:prognose_alt.L24 prognose_alt.J4:prognose_alt.J24 prognose_alt.M3:prognose_alt.M3 prognose_alt.M4:prognose_alt.M2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number-columns-repeated="3" table:default-cell-style-name="ce1"/>
        <table:table-row table:style-name="ro1">
          <table:table-cell office:value-type="string" calcext:value-type="string">
            <text:p>Datenpunkte</text:p>
          </table:table-cell>
          <table:table-cell table:number-columns-repeated="5"/>
          <table:table-cell office:value-type="float" office:value="0.8" calcext:value-type="float">
            <text:p>0,8</text:p>
          </table:table-cell>
          <table:table-cell table:style-name="Default"/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Inv-logit-Prognose</text:p>
          </table:table-cell>
          <table:table-cell/>
          <table:table-cell table:style-name="Default"/>
          <table:table-cell/>
          <table:table-cell office:value-type="string" calcext:value-type="string">
            <text:p>Inv-logit-Prognose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jahr</text:p>
          </table:table-cell>
          <table:table-cell office:value-type="string" calcext:value-type="string">
            <text:p>Wert</text:p>
          </table:table-cell>
          <table:table-cell table:number-columns-repeated="3"/>
          <table:table-cell office:value-type="string" calcext:value-type="string">
            <text:p>Jahr</text:p>
          </table:table-cell>
          <table:table-cell office:value-type="string" calcext:value-type="string">
            <text:p>Exp-Funktion</text:p>
          </table:table-cell>
          <table:table-cell table:style-name="Default" office:value-type="string" calcext:value-type="string">
            <text:p>Exp-Funktion pessim</text:p>
          </table:table-cell>
          <table:table-cell office:value-type="string" calcext:value-type="string">
            <text:p>Exp-Funktion optim</text:p>
          </table:table-cell>
          <table:table-cell office:value-type="string" calcext:value-type="string">
            <text:p>Jahr</text:p>
          </table:table-cell>
          <table:table-cell table:style-name="Default" office:value-type="string" calcext:value-type="string">
            <text:p>Prognose</text:p>
          </table:table-cell>
          <table:table-cell table:style-name="Default" office:value-type="string" calcext:value-type="string">
            <text:p>pessimistisch</text:p>
          </table:table-cell>
          <table:table-cell table:style-name="Default" office:value-type="string" calcext:value-type="string">
            <text:p>optimistisch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1" office:value-type="percentage" office:value="0.004" calcext:value-type="percentage">
            <text:p>0,40 %</text:p>
          </table:table-cell>
          <table:table-cell office:value-type="string" calcext:value-type="string">
            <text:p>B=</text:p>
          </table:table-cell>
          <table:table-cell table:formula="of:=LN([.B6]/[.B5])/([.A6]-[.A5])" office:value-type="float" office:value="0.230258509299405" calcext:value-type="float">
            <text:p>0,23025850929940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$D$5]*EXP([.$D$4]*[.F4])" office:value-type="float" office:value="0.004" calcext:value-type="float">
            <text:p>0,004</text:p>
          </table:table-cell>
          <table:table-cell table:formula="of:=[.$D$5]*EXP([.$D$4]*[.F4]*[.$G$1])" office:value-type="float" office:value="0.004" calcext:value-type="float">
            <text:p>0,004</text:p>
          </table:table-cell>
          <table:table-cell table:formula="of:=[.$D$5]*EXP([.$D$4]*[.F4]/[.$G$1])" office:value-type="float" office:value="0.004" calcext:value-type="float">
            <text:p>0,004</text:p>
          </table:table-cell>
          <table:table-cell table:formula="of:=[.F4]+2016" office:value-type="float" office:value="2016" calcext:value-type="float">
            <text:p>2016</text:p>
          </table:table-cell>
          <table:table-cell table:formula="of:=[.G4]/(1+[.G4])" office:value-type="percentage" office:value="0.00398406374501992" calcext:value-type="percentage">
            <text:p>0,40 %</text:p>
          </table:table-cell>
          <table:table-cell table:formula="of:=[.H4]/(1+[.H4])" office:value-type="percentage" office:value="0.00398406374501992" calcext:value-type="percentage">
            <text:p>0,40 %</text:p>
          </table:table-cell>
          <table:table-cell table:formula="of:=[.I4]/(1+[.I4])" office:value-type="percentage" office:value="0.00398406374501992" calcext:value-type="percentage">
            <text:p>0,40 %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1" office:value-type="percentage" office:value="0.01" calcext:value-type="percentage">
            <text:p>1,00 %</text:p>
          </table:table-cell>
          <table:table-cell office:value-type="string" calcext:value-type="string">
            <text:p>A=</text:p>
          </table:table-cell>
          <table:table-cell table:style-name="ce1" table:formula="of:=[.B4]" office:value-type="percentage" office:value="0.004" calcext:value-type="percentage">
            <text:p>0,40 %</text:p>
          </table:table-cell>
          <table:table-cell/>
          <table:table-cell table:formula="of:=[.F4]+2" office:value-type="float" office:value="2" calcext:value-type="float">
            <text:p>2</text:p>
          </table:table-cell>
          <table:table-cell table:formula="of:=[.$D$5]*EXP([.$D$4]*[.F5])" office:value-type="float" office:value="0.00633957276984446" calcext:value-type="float">
            <text:p>0,00633957276984446</text:p>
          </table:table-cell>
          <table:table-cell table:formula="of:=[.$D$5]*EXP([.$D$4]*[.F5]*[.$G$1])" office:value-type="float" office:value="0.00578175908298371" calcext:value-type="float">
            <text:p>0,00578175908298371</text:p>
          </table:table-cell>
          <table:table-cell table:formula="of:=[.$D$5]*EXP([.$D$4]*[.F5]/[.$G$1])" office:value-type="float" office:value="0.00711311764015569" calcext:value-type="float">
            <text:p>0,00711311764015569</text:p>
          </table:table-cell>
          <table:table-cell table:formula="of:=[.F5]+2016" office:value-type="float" office:value="2018" calcext:value-type="float">
            <text:p>2018</text:p>
          </table:table-cell>
          <table:table-cell table:formula="of:=[.G5]/(1+[.G5])" office:value-type="percentage" office:value="0.00629963577045414" calcext:value-type="percentage">
            <text:p>0,63 %</text:p>
          </table:table-cell>
          <table:table-cell table:formula="of:=[.H5]/(1+[.H5])" office:value-type="percentage" office:value="0.00574852251074348" calcext:value-type="percentage">
            <text:p>0,57 %</text:p>
          </table:table-cell>
          <table:table-cell table:formula="of:=[.I5]/(1+[.I5])" office:value-type="percentage" office:value="0.00706287855412209" calcext:value-type="percentage">
            <text:p>0,71 %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table:style-name="ce1" office:value-type="percentage" office:value="0.1" calcext:value-type="percentage">
            <text:p>10,00 %</text:p>
          </table:table-cell>
          <table:table-cell table:number-columns-repeated="3"/>
          <table:table-cell table:formula="of:=[.F5]+2" office:value-type="float" office:value="4" calcext:value-type="float">
            <text:p>4</text:p>
          </table:table-cell>
          <table:table-cell table:formula="of:=[.$D$5]*EXP([.$D$4]*[.F6])" office:value-type="float" office:value="0.0100475457260383" calcext:value-type="float">
            <text:p>0,0100475457260383</text:p>
          </table:table-cell>
          <table:table-cell table:formula="of:=[.$D$5]*EXP([.$D$4]*[.F6]*[.$G$1])" office:value-type="float" office:value="0.00835718452341616" calcext:value-type="float">
            <text:p>0,00835718452341616</text:p>
          </table:table-cell>
          <table:table-cell table:formula="of:=[.$D$5]*EXP([.$D$4]*[.F6]/[.$G$1])" office:value-type="float" office:value="0.0126491106406735" calcext:value-type="float">
            <text:p>0,0126491106406735</text:p>
          </table:table-cell>
          <table:table-cell table:formula="of:=[.F6]+2016" office:value-type="float" office:value="2020" calcext:value-type="float">
            <text:p>2020</text:p>
          </table:table-cell>
          <table:table-cell table:formula="of:=[.G6]/(1+[.G6])" office:value-type="percentage" office:value="0.00994759679240247" calcext:value-type="percentage">
            <text:p>0,99 %</text:p>
          </table:table-cell>
          <table:table-cell table:formula="of:=[.H6]/(1+[.H6])" office:value-type="percentage" office:value="0.00828792083964379" calcext:value-type="percentage">
            <text:p>0,83 %</text:p>
          </table:table-cell>
          <table:table-cell table:formula="of:=[.I6]/(1+[.I6])" office:value-type="percentage" office:value="0.0124911092181484" calcext:value-type="percentage">
            <text:p>1,25 %</text:p>
          </table:table-cell>
        </table:table-row>
        <table:table-row table:style-name="ro1">
          <table:table-cell/>
          <table:table-cell table:style-name="ce1"/>
          <table:table-cell table:number-columns-repeated="3"/>
          <table:table-cell table:formula="of:=[.F6]+2" office:value-type="float" office:value="6" calcext:value-type="float">
            <text:p>6</text:p>
          </table:table-cell>
          <table:table-cell table:formula="of:=[.$D$5]*EXP([.$D$4]*[.F7])" office:value-type="float" office:value="0.0159242868221399" calcext:value-type="float">
            <text:p>0,0159242868221399</text:p>
          </table:table-cell>
          <table:table-cell table:formula="of:=[.$D$5]*EXP([.$D$4]*[.F7]*[.$G$1])" office:value-type="float" office:value="0.0120798068816081" calcext:value-type="float">
            <text:p>0,0120798068816081</text:p>
          </table:table-cell>
          <table:table-cell table:formula="of:=[.$D$5]*EXP([.$D$4]*[.F7]/[.$G$1])" office:value-type="float" office:value="0.022493653007614" calcext:value-type="float">
            <text:p>0,022493653007614</text:p>
          </table:table-cell>
          <table:table-cell table:formula="of:=[.F7]+2016" office:value-type="float" office:value="2022" calcext:value-type="float">
            <text:p>2022</text:p>
          </table:table-cell>
          <table:table-cell table:formula="of:=[.G7]/(1+[.G7])" office:value-type="percentage" office:value="0.0156746787420073" calcext:value-type="percentage">
            <text:p>1,57 %</text:p>
          </table:table-cell>
          <table:table-cell table:formula="of:=[.H7]/(1+[.H7])" office:value-type="percentage" office:value="0.0119356268146758" calcext:value-type="percentage">
            <text:p>1,19 %</text:p>
          </table:table-cell>
          <table:table-cell table:formula="of:=[.I7]/(1+[.I7])" office:value-type="percentage" office:value="0.021998819201909" calcext:value-type="percentage">
            <text:p>2,20 %</text:p>
          </table:table-cell>
        </table:table-row>
        <table:table-row table:style-name="ro1">
          <table:table-cell/>
          <table:table-cell table:style-name="ce1"/>
          <table:table-cell table:number-columns-repeated="3"/>
          <table:table-cell table:formula="of:=[.F7]+2" office:value-type="float" office:value="8" calcext:value-type="float">
            <text:p>8</text:p>
          </table:table-cell>
          <table:table-cell table:formula="of:=[.$D$5]*EXP([.$D$4]*[.F8])" office:value-type="float" office:value="0.0252382937792077" calcext:value-type="float">
            <text:p>0,0252382937792077</text:p>
          </table:table-cell>
          <table:table-cell table:formula="of:=[.$D$5]*EXP([.$D$4]*[.F8]*[.$G$1])" office:value-type="float" office:value="0.0174606332896066" calcext:value-type="float">
            <text:p>0,0174606332896066</text:p>
          </table:table-cell>
          <table:table-cell table:formula="of:=[.$D$5]*EXP([.$D$4]*[.F8]/[.$G$1])" office:value-type="float" office:value="0.04" calcext:value-type="float">
            <text:p>0,04</text:p>
          </table:table-cell>
          <table:table-cell table:formula="of:=[.F8]+2016" office:value-type="float" office:value="2024" calcext:value-type="float">
            <text:p>2024</text:p>
          </table:table-cell>
          <table:table-cell table:formula="of:=[.G8]/(1+[.G8])" office:value-type="percentage" office:value="0.0246170026347484" calcext:value-type="percentage">
            <text:p>2,46 %</text:p>
          </table:table-cell>
          <table:table-cell table:formula="of:=[.H8]/(1+[.H8])" office:value-type="percentage" office:value="0.0171609915099651" calcext:value-type="percentage">
            <text:p>1,72 %</text:p>
          </table:table-cell>
          <table:table-cell table:formula="of:=[.I8]/(1+[.I8])" office:value-type="percentage" office:value="0.0384615384615385" calcext:value-type="percentage">
            <text:p>3,85 %</text:p>
          </table:table-cell>
        </table:table-row>
        <table:table-row table:style-name="ro1">
          <table:table-cell table:number-columns-repeated="5"/>
          <table:table-cell table:formula="of:=[.F8]+2" office:value-type="float" office:value="10" calcext:value-type="float">
            <text:p>10</text:p>
          </table:table-cell>
          <table:table-cell table:formula="of:=[.$D$5]*EXP([.$D$4]*[.F9])" office:value-type="float" office:value="0.04" calcext:value-type="float">
            <text:p>0,04</text:p>
          </table:table-cell>
          <table:table-cell table:formula="of:=[.$D$5]*EXP([.$D$4]*[.F9]*[.$G$1])" office:value-type="float" office:value="0.0252382937792077" calcext:value-type="float">
            <text:p>0,0252382937792077</text:p>
          </table:table-cell>
          <table:table-cell table:formula="of:=[.$D$5]*EXP([.$D$4]*[.F9]/[.$G$1])" office:value-type="float" office:value="0.0711311764015569" calcext:value-type="float">
            <text:p>0,0711311764015569</text:p>
          </table:table-cell>
          <table:table-cell table:formula="of:=[.F9]+2016" office:value-type="float" office:value="2026" calcext:value-type="float">
            <text:p>2026</text:p>
          </table:table-cell>
          <table:table-cell table:formula="of:=[.G9]/(1+[.G9])" office:value-type="percentage" office:value="0.0384615384615385" calcext:value-type="percentage">
            <text:p>3,85 %</text:p>
          </table:table-cell>
          <table:table-cell table:formula="of:=[.H9]/(1+[.H9])" office:value-type="percentage" office:value="0.0246170026347484" calcext:value-type="percentage">
            <text:p>2,46 %</text:p>
          </table:table-cell>
          <table:table-cell table:formula="of:=[.I9]/(1+[.I9])" office:value-type="percentage" office:value="0.0664075306261934" calcext:value-type="percentage">
            <text:p>6,64 %</text:p>
          </table:table-cell>
        </table:table-row>
        <table:table-row table:style-name="ro1">
          <table:table-cell table:number-columns-repeated="5"/>
          <table:table-cell table:formula="of:=[.F9]+2" office:value-type="float" office:value="12" calcext:value-type="float">
            <text:p>12</text:p>
          </table:table-cell>
          <table:table-cell table:formula="of:=[.$D$5]*EXP([.$D$4]*[.F10])" office:value-type="float" office:value="0.0633957276984446" calcext:value-type="float">
            <text:p>0,0633957276984446</text:p>
          </table:table-cell>
          <table:table-cell table:formula="of:=[.$D$5]*EXP([.$D$4]*[.F10]*[.$G$1])" office:value-type="float" office:value="0.0364804335742364" calcext:value-type="float">
            <text:p>0,0364804335742364</text:p>
          </table:table-cell>
          <table:table-cell table:formula="of:=[.$D$5]*EXP([.$D$4]*[.F10]/[.$G$1])" office:value-type="float" office:value="0.126491106406735" calcext:value-type="float">
            <text:p>0,126491106406735</text:p>
          </table:table-cell>
          <table:table-cell table:formula="of:=[.F10]+2016" office:value-type="float" office:value="2028" calcext:value-type="float">
            <text:p>2028</text:p>
          </table:table-cell>
          <table:table-cell table:formula="of:=[.G10]/(1+[.G10])" office:value-type="percentage" office:value="0.0596163084420649" calcext:value-type="percentage">
            <text:p>5,96 %</text:p>
          </table:table-cell>
          <table:table-cell table:formula="of:=[.H10]/(1+[.H10])" office:value-type="percentage" office:value="0.0351964517539766" calcext:value-type="percentage">
            <text:p>3,52 %</text:p>
          </table:table-cell>
          <table:table-cell table:formula="of:=[.I10]/(1+[.I10])" office:value-type="percentage" office:value="0.112287709762942" calcext:value-type="percentage">
            <text:p>11,23 %</text:p>
          </table:table-cell>
        </table:table-row>
        <table:table-row table:style-name="ro1">
          <table:table-cell table:number-columns-repeated="5"/>
          <table:table-cell table:formula="of:=[.F10]+2" office:value-type="float" office:value="14" calcext:value-type="float">
            <text:p>14</text:p>
          </table:table-cell>
          <table:table-cell table:formula="of:=[.$D$5]*EXP([.$D$4]*[.F11])" office:value-type="float" office:value="0.100475457260383" calcext:value-type="float">
            <text:p>0,100475457260383</text:p>
          </table:table-cell>
          <table:table-cell table:formula="of:=[.$D$5]*EXP([.$D$4]*[.F11]*[.$G$1])" office:value-type="float" office:value="0.0527302695422563" calcext:value-type="float">
            <text:p>0,0527302695422563</text:p>
          </table:table-cell>
          <table:table-cell table:formula="of:=[.$D$5]*EXP([.$D$4]*[.F11]/[.$G$1])" office:value-type="float" office:value="0.22493653007614" calcext:value-type="float">
            <text:p>0,22493653007614</text:p>
          </table:table-cell>
          <table:table-cell table:formula="of:=[.F11]+2016" office:value-type="float" office:value="2030" calcext:value-type="float">
            <text:p>2030</text:p>
          </table:table-cell>
          <table:table-cell table:formula="of:=[.G11]/(1+[.G11])" office:value-type="percentage" office:value="0.0913018610251567" calcext:value-type="percentage">
            <text:p>9,13 %</text:p>
          </table:table-cell>
          <table:table-cell table:formula="of:=[.H11]/(1+[.H11])" office:value-type="percentage" office:value="0.0500890599119794" calcext:value-type="percentage">
            <text:p>5,01 %</text:p>
          </table:table-cell>
          <table:table-cell table:formula="of:=[.I11]/(1+[.I11])" office:value-type="percentage" office:value="0.183631171536829" calcext:value-type="percentage">
            <text:p>18,36 %</text:p>
          </table:table-cell>
        </table:table-row>
        <table:table-row table:style-name="ro1">
          <table:table-cell table:number-columns-repeated="5"/>
          <table:table-cell table:formula="of:=[.F11]+2" office:value-type="float" office:value="16" calcext:value-type="float">
            <text:p>16</text:p>
          </table:table-cell>
          <table:table-cell table:formula="of:=[.$D$5]*EXP([.$D$4]*[.F12])" office:value-type="float" office:value="0.159242868221399" calcext:value-type="float">
            <text:p>0,159242868221399</text:p>
          </table:table-cell>
          <table:table-cell table:formula="of:=[.$D$5]*EXP([.$D$4]*[.F12]*[.$G$1])" office:value-type="float" office:value="0.0762184287185299" calcext:value-type="float">
            <text:p>0,0762184287185299</text:p>
          </table:table-cell>
          <table:table-cell table:formula="of:=[.$D$5]*EXP([.$D$4]*[.F12]/[.$G$1])" office:value-type="float" office:value="0.4" calcext:value-type="float">
            <text:p>0,4</text:p>
          </table:table-cell>
          <table:table-cell table:formula="of:=[.F12]+2016" office:value-type="float" office:value="2032" calcext:value-type="float">
            <text:p>2032</text:p>
          </table:table-cell>
          <table:table-cell table:formula="of:=[.G12]/(1+[.G12])" office:value-type="percentage" office:value="0.137367994737567" calcext:value-type="percentage">
            <text:p>13,74 %</text:p>
          </table:table-cell>
          <table:table-cell table:formula="of:=[.H12]/(1+[.H12])" office:value-type="percentage" office:value="0.0708205943000664" calcext:value-type="percentage">
            <text:p>7,08 %</text:p>
          </table:table-cell>
          <table:table-cell table:formula="of:=[.I12]/(1+[.I12])" office:value-type="percentage" office:value="0.285714285714286" calcext:value-type="percentage">
            <text:p>28,57 %</text:p>
          </table:table-cell>
        </table:table-row>
        <table:table-row table:style-name="ro1">
          <table:table-cell table:number-columns-repeated="5"/>
          <table:table-cell table:formula="of:=[.F12]+2" office:value-type="float" office:value="18" calcext:value-type="float">
            <text:p>18</text:p>
          </table:table-cell>
          <table:table-cell table:formula="of:=[.$D$5]*EXP([.$D$4]*[.F13])" office:value-type="float" office:value="0.252382937792078" calcext:value-type="float">
            <text:p>0,252382937792078</text:p>
          </table:table-cell>
          <table:table-cell table:formula="of:=[.$D$5]*EXP([.$D$4]*[.F13]*[.$G$1])" office:value-type="float" office:value="0.110169148133527" calcext:value-type="float">
            <text:p>0,110169148133527</text:p>
          </table:table-cell>
          <table:table-cell table:formula="of:=[.$D$5]*EXP([.$D$4]*[.F13]/[.$G$1])" office:value-type="float" office:value="0.71131176401557" calcext:value-type="float">
            <text:p>0,71131176401557</text:p>
          </table:table-cell>
          <table:table-cell table:formula="of:=[.F13]+2016" office:value-type="float" office:value="2034" calcext:value-type="float">
            <text:p>2034</text:p>
          </table:table-cell>
          <table:table-cell table:formula="of:=[.G13]/(1+[.G13])" office:value-type="percentage" office:value="0.201522178381816" calcext:value-type="percentage">
            <text:p>20,15 %</text:p>
          </table:table-cell>
          <table:table-cell table:formula="of:=[.H13]/(1+[.H13])" office:value-type="percentage" office:value="0.099236362601815" calcext:value-type="percentage">
            <text:p>9,92 %</text:p>
          </table:table-cell>
          <table:table-cell table:formula="of:=[.I13]/(1+[.I13])" office:value-type="percentage" office:value="0.415652938858134" calcext:value-type="percentage">
            <text:p>41,57 %</text:p>
          </table:table-cell>
        </table:table-row>
        <table:table-row table:style-name="ro1">
          <table:table-cell table:number-columns-repeated="5"/>
          <table:table-cell table:formula="of:=[.F13]+2" office:value-type="float" office:value="20" calcext:value-type="float">
            <text:p>20</text:p>
          </table:table-cell>
          <table:table-cell table:formula="of:=[.$D$5]*EXP([.$D$4]*[.F14])" office:value-type="float" office:value="0.4" calcext:value-type="float">
            <text:p>0,4</text:p>
          </table:table-cell>
          <table:table-cell table:formula="of:=[.$D$5]*EXP([.$D$4]*[.F14]*[.$G$1])" office:value-type="float" office:value="0.159242868221399" calcext:value-type="float">
            <text:p>0,159242868221399</text:p>
          </table:table-cell>
          <table:table-cell table:formula="of:=[.$D$5]*EXP([.$D$4]*[.F14]/[.$G$1])" office:value-type="float" office:value="1.26491106406735" calcext:value-type="float">
            <text:p>1,26491106406735</text:p>
          </table:table-cell>
          <table:table-cell table:formula="of:=[.F14]+2016" office:value-type="float" office:value="2036" calcext:value-type="float">
            <text:p>2036</text:p>
          </table:table-cell>
          <table:table-cell table:formula="of:=[.G14]/(1+[.G14])" office:value-type="percentage" office:value="0.285714285714286" calcext:value-type="percentage">
            <text:p>28,57 %</text:p>
          </table:table-cell>
          <table:table-cell table:formula="of:=[.H14]/(1+[.H14])" office:value-type="percentage" office:value="0.137367994737567" calcext:value-type="percentage">
            <text:p>13,74 %</text:p>
          </table:table-cell>
          <table:table-cell table:formula="of:=[.I14]/(1+[.I14])" office:value-type="percentage" office:value="0.558481559887747" calcext:value-type="percentage">
            <text:p>55,85 %</text:p>
          </table:table-cell>
        </table:table-row>
        <table:table-row table:style-name="ro1">
          <table:table-cell table:number-columns-repeated="5"/>
          <table:table-cell table:formula="of:=[.F14]+2" office:value-type="float" office:value="22" calcext:value-type="float">
            <text:p>22</text:p>
          </table:table-cell>
          <table:table-cell table:formula="of:=[.$D$5]*EXP([.$D$4]*[.F15])" office:value-type="float" office:value="0.633957276984446" calcext:value-type="float">
            <text:p>0,633957276984446</text:p>
          </table:table-cell>
          <table:table-cell table:formula="of:=[.$D$5]*EXP([.$D$4]*[.F15]*[.$G$1])" office:value-type="float" office:value="0.230175974934863" calcext:value-type="float">
            <text:p>0,230175974934863</text:p>
          </table:table-cell>
          <table:table-cell table:formula="of:=[.$D$5]*EXP([.$D$4]*[.F15]/[.$G$1])" office:value-type="float" office:value="2.2493653007614" calcext:value-type="float">
            <text:p>2,2493653007614</text:p>
          </table:table-cell>
          <table:table-cell table:formula="of:=[.F15]+2016" office:value-type="float" office:value="2038" calcext:value-type="float">
            <text:p>2038</text:p>
          </table:table-cell>
          <table:table-cell table:formula="of:=[.G15]/(1+[.G15])" office:value-type="percentage" office:value="0.38798889414933" calcext:value-type="percentage">
            <text:p>38,80 %</text:p>
          </table:table-cell>
          <table:table-cell table:formula="of:=[.H15]/(1+[.H15])" office:value-type="percentage" office:value="0.187108169582852" calcext:value-type="percentage">
            <text:p>18,71 %</text:p>
          </table:table-cell>
          <table:table-cell table:formula="of:=[.I15]/(1+[.I15])" office:value-type="percentage" office:value="0.692247590701582" calcext:value-type="percentage">
            <text:p>69,22 %</text:p>
          </table:table-cell>
        </table:table-row>
        <table:table-row table:style-name="ro1">
          <table:table-cell table:number-columns-repeated="5"/>
          <table:table-cell table:formula="of:=[.F15]+2" office:value-type="float" office:value="24" calcext:value-type="float">
            <text:p>24</text:p>
          </table:table-cell>
          <table:table-cell table:formula="of:=[.$D$5]*EXP([.$D$4]*[.F16])" office:value-type="float" office:value="1.00475457260383" calcext:value-type="float">
            <text:p>1,00475457260383</text:p>
          </table:table-cell>
          <table:table-cell table:formula="of:=[.$D$5]*EXP([.$D$4]*[.F16]*[.$G$1])" office:value-type="float" office:value="0.332705508441069" calcext:value-type="float">
            <text:p>0,332705508441069</text:p>
          </table:table-cell>
          <table:table-cell table:formula="of:=[.$D$5]*EXP([.$D$4]*[.F16]/[.$G$1])" office:value-type="float" office:value="4" calcext:value-type="float">
            <text:p>4</text:p>
          </table:table-cell>
          <table:table-cell table:formula="of:=[.F16]+2016" office:value-type="float" office:value="2040" calcext:value-type="float">
            <text:p>2040</text:p>
          </table:table-cell>
          <table:table-cell table:formula="of:=[.G16]/(1+[.G16])" office:value-type="percentage" office:value="0.501185824107551" calcext:value-type="percentage">
            <text:p>50,12 %</text:p>
          </table:table-cell>
          <table:table-cell table:formula="of:=[.H16]/(1+[.H16])" office:value-type="percentage" office:value="0.249646682131787" calcext:value-type="percentage">
            <text:p>24,96 %</text:p>
          </table:table-cell>
          <table:table-cell table:formula="of:=[.I16]/(1+[.I16])" office:value-type="percentage" office:value="0.8" calcext:value-type="percentage">
            <text:p>80,00 %</text:p>
          </table:table-cell>
        </table:table-row>
        <table:table-row table:style-name="ro1">
          <table:table-cell table:number-columns-repeated="5"/>
          <table:table-cell table:formula="of:=[.F16]+2" office:value-type="float" office:value="26" calcext:value-type="float">
            <text:p>26</text:p>
          </table:table-cell>
          <table:table-cell table:formula="of:=[.$D$5]*EXP([.$D$4]*[.F17])" office:value-type="float" office:value="1.59242868221399" calcext:value-type="float">
            <text:p>1,59242868221399</text:p>
          </table:table-cell>
          <table:table-cell table:formula="of:=[.$D$5]*EXP([.$D$4]*[.F17]*[.$G$1])" office:value-type="float" office:value="0.480905773846965" calcext:value-type="float">
            <text:p>0,480905773846965</text:p>
          </table:table-cell>
          <table:table-cell table:formula="of:=[.$D$5]*EXP([.$D$4]*[.F17]/[.$G$1])" office:value-type="float" office:value="7.11311764015569" calcext:value-type="float">
            <text:p>7,11311764015569</text:p>
          </table:table-cell>
          <table:table-cell table:formula="of:=[.F17]+2016" office:value-type="float" office:value="2042" calcext:value-type="float">
            <text:p>2042</text:p>
          </table:table-cell>
          <table:table-cell table:formula="of:=[.G17]/(1+[.G17])" office:value-type="percentage" office:value="0.614261326893676" calcext:value-type="percentage">
            <text:p>61,43 %</text:p>
          </table:table-cell>
          <table:table-cell table:formula="of:=[.H17]/(1+[.H17])" office:value-type="percentage" office:value="0.324737591236282" calcext:value-type="percentage">
            <text:p>32,47 %</text:p>
          </table:table-cell>
          <table:table-cell table:formula="of:=[.I17]/(1+[.I17])" office:value-type="percentage" office:value="0.876742820164406" calcext:value-type="percentage">
            <text:p>87,67 %</text:p>
          </table:table-cell>
        </table:table-row>
        <table:table-row table:style-name="ro1">
          <table:table-cell table:number-columns-repeated="5"/>
          <table:table-cell table:formula="of:=[.F17]+2" office:value-type="float" office:value="28" calcext:value-type="float">
            <text:p>28</text:p>
          </table:table-cell>
          <table:table-cell table:formula="of:=[.$D$5]*EXP([.$D$4]*[.F18])" office:value-type="float" office:value="2.52382937792078" calcext:value-type="float">
            <text:p>2,52382937792078</text:p>
          </table:table-cell>
          <table:table-cell table:formula="of:=[.$D$5]*EXP([.$D$4]*[.F18]*[.$G$1])" office:value-type="float" office:value="0.695120331499751" calcext:value-type="float">
            <text:p>0,695120331499751</text:p>
          </table:table-cell>
          <table:table-cell table:formula="of:=[.$D$5]*EXP([.$D$4]*[.F18]/[.$G$1])" office:value-type="float" office:value="12.6491106406735" calcext:value-type="float">
            <text:p>12,6491106406735</text:p>
          </table:table-cell>
          <table:table-cell table:formula="of:=[.F18]+2016" office:value-type="float" office:value="2044" calcext:value-type="float">
            <text:p>2044</text:p>
          </table:table-cell>
          <table:table-cell table:formula="of:=[.G18]/(1+[.G18])" office:value-type="percentage" office:value="0.716217815123033" calcext:value-type="percentage">
            <text:p>71,62 %</text:p>
          </table:table-cell>
          <table:table-cell table:formula="of:=[.H18]/(1+[.H18])" office:value-type="percentage" office:value="0.410071378758549" calcext:value-type="percentage">
            <text:p>41,01 %</text:p>
          </table:table-cell>
          <table:table-cell table:formula="of:=[.I18]/(1+[.I18])" office:value-type="percentage" office:value="0.926735153203311" calcext:value-type="percentage">
            <text:p>92,67 %</text:p>
          </table:table-cell>
        </table:table-row>
        <table:table-row table:style-name="ro1">
          <table:table-cell table:number-columns-repeated="5"/>
          <table:table-cell table:formula="of:=[.F18]+2" office:value-type="float" office:value="30" calcext:value-type="float">
            <text:p>30</text:p>
          </table:table-cell>
          <table:table-cell table:formula="of:=[.$D$5]*EXP([.$D$4]*[.F19])" office:value-type="float" office:value="4" calcext:value-type="float">
            <text:p>4</text:p>
          </table:table-cell>
          <table:table-cell table:formula="of:=[.$D$5]*EXP([.$D$4]*[.F19]*[.$G$1])" office:value-type="float" office:value="1.00475457260383" calcext:value-type="float">
            <text:p>1,00475457260383</text:p>
          </table:table-cell>
          <table:table-cell table:formula="of:=[.$D$5]*EXP([.$D$4]*[.F19]/[.$G$1])" office:value-type="float" office:value="22.493653007614" calcext:value-type="float">
            <text:p>22,493653007614</text:p>
          </table:table-cell>
          <table:table-cell table:formula="of:=[.F19]+2016" office:value-type="float" office:value="2046" calcext:value-type="float">
            <text:p>2046</text:p>
          </table:table-cell>
          <table:table-cell table:formula="of:=[.G19]/(1+[.G19])" office:value-type="percentage" office:value="0.8" calcext:value-type="percentage">
            <text:p>80,00 %</text:p>
          </table:table-cell>
          <table:table-cell table:formula="of:=[.H19]/(1+[.H19])" office:value-type="percentage" office:value="0.501185824107551" calcext:value-type="percentage">
            <text:p>50,12 %</text:p>
          </table:table-cell>
          <table:table-cell table:formula="of:=[.I19]/(1+[.I19])" office:value-type="percentage" office:value="0.95743531243626" calcext:value-type="percentage">
            <text:p>95,74 %</text:p>
          </table:table-cell>
        </table:table-row>
        <table:table-row table:style-name="ro1">
          <table:table-cell table:number-columns-repeated="5"/>
          <table:table-cell table:formula="of:=[.F19]+2" office:value-type="float" office:value="32" calcext:value-type="float">
            <text:p>32</text:p>
          </table:table-cell>
          <table:table-cell table:formula="of:=[.$D$5]*EXP([.$D$4]*[.F20])" office:value-type="float" office:value="6.33957276984446" calcext:value-type="float">
            <text:p>6,33957276984446</text:p>
          </table:table-cell>
          <table:table-cell table:formula="of:=[.$D$5]*EXP([.$D$4]*[.F20]*[.$G$1])" office:value-type="float" office:value="1.45231221908041" calcext:value-type="float">
            <text:p>1,45231221908041</text:p>
          </table:table-cell>
          <table:table-cell table:formula="of:=[.$D$5]*EXP([.$D$4]*[.F20]/[.$G$1])" office:value-type="float" office:value="40" calcext:value-type="float">
            <text:p>40</text:p>
          </table:table-cell>
          <table:table-cell table:formula="of:=[.F20]+2016" office:value-type="float" office:value="2048" calcext:value-type="float">
            <text:p>2048</text:p>
          </table:table-cell>
          <table:table-cell table:formula="of:=[.G20]/(1+[.G20])" office:value-type="percentage" office:value="0.863752287584282" calcext:value-type="percentage">
            <text:p>86,38 %</text:p>
          </table:table-cell>
          <table:table-cell table:formula="of:=[.H20]/(1+[.H20])" office:value-type="percentage" office:value="0.592221580833214" calcext:value-type="percentage">
            <text:p>59,22 %</text:p>
          </table:table-cell>
          <table:table-cell table:formula="of:=[.I20]/(1+[.I20])" office:value-type="percentage" office:value="0.975609756097561" calcext:value-type="percentage">
            <text:p>97,56 %</text:p>
          </table:table-cell>
        </table:table-row>
        <table:table-row table:style-name="ro1">
          <table:table-cell table:number-columns-repeated="5"/>
          <table:table-cell table:formula="of:=[.F20]+2" office:value-type="float" office:value="34" calcext:value-type="float">
            <text:p>34</text:p>
          </table:table-cell>
          <table:table-cell table:formula="of:=[.$D$5]*EXP([.$D$4]*[.F21])" office:value-type="float" office:value="10.0475457260383" calcext:value-type="float">
            <text:p>10,0475457260383</text:p>
          </table:table-cell>
          <table:table-cell table:formula="of:=[.$D$5]*EXP([.$D$4]*[.F21]*[.$G$1])" office:value-type="float" office:value="2.09922984099909" calcext:value-type="float">
            <text:p>2,09922984099909</text:p>
          </table:table-cell>
          <table:table-cell table:formula="of:=[.$D$5]*EXP([.$D$4]*[.F21]/[.$G$1])" office:value-type="float" office:value="71.1311764015569" calcext:value-type="float">
            <text:p>71,1311764015569</text:p>
          </table:table-cell>
          <table:table-cell table:formula="of:=[.F21]+2016" office:value-type="float" office:value="2050" calcext:value-type="float">
            <text:p>2050</text:p>
          </table:table-cell>
          <table:table-cell table:formula="of:=[.G21]/(1+[.G21])" office:value-type="percentage" office:value="0.90948215786579" calcext:value-type="percentage">
            <text:p>90,95 %</text:p>
          </table:table-cell>
          <table:table-cell table:formula="of:=[.H21]/(1+[.H21])" office:value-type="percentage" office:value="0.677339193508271" calcext:value-type="percentage">
            <text:p>67,73 %</text:p>
          </table:table-cell>
          <table:table-cell table:formula="of:=[.I21]/(1+[.I21])" office:value-type="percentage" office:value="0.986136369183376" calcext:value-type="percentage">
            <text:p>98,61 %</text:p>
          </table:table-cell>
        </table:table-row>
        <table:table-row table:style-name="ro1">
          <table:table-cell table:number-columns-repeated="5"/>
          <table:table-cell table:formula="of:=[.F21]+2" office:value-type="float" office:value="36" calcext:value-type="float">
            <text:p>36</text:p>
          </table:table-cell>
          <table:table-cell table:formula="of:=[.$D$5]*EXP([.$D$4]*[.F22])" office:value-type="float" office:value="15.9242868221399" calcext:value-type="float">
            <text:p>15,9242868221399</text:p>
          </table:table-cell>
          <table:table-cell table:formula="of:=[.$D$5]*EXP([.$D$4]*[.F22]*[.$G$1])" office:value-type="float" office:value="3.03431030011674" calcext:value-type="float">
            <text:p>3,03431030011674</text:p>
          </table:table-cell>
          <table:table-cell table:formula="of:=[.$D$5]*EXP([.$D$4]*[.F22]/[.$G$1])" office:value-type="float" office:value="126.491106406735" calcext:value-type="float">
            <text:p>126,491106406735</text:p>
          </table:table-cell>
          <table:table-cell table:formula="of:=[.F22]+2016" office:value-type="float" office:value="2052" calcext:value-type="float">
            <text:p>2052</text:p>
          </table:table-cell>
          <table:table-cell table:formula="of:=[.G22]/(1+[.G22])" office:value-type="percentage" office:value="0.94091331525463" calcext:value-type="percentage">
            <text:p>94,09 %</text:p>
          </table:table-cell>
          <table:table-cell table:formula="of:=[.H22]/(1+[.H22])" office:value-type="percentage" office:value="0.752126156490475" calcext:value-type="percentage">
            <text:p>75,21 %</text:p>
          </table:table-cell>
          <table:table-cell table:formula="of:=[.I22]/(1+[.I22])" office:value-type="percentage" office:value="0.992156315619305" calcext:value-type="percentage">
            <text:p>99,22 %</text:p>
          </table:table-cell>
        </table:table-row>
        <table:table-row table:style-name="ro1">
          <table:table-cell table:number-columns-repeated="5"/>
          <table:table-cell table:formula="of:=[.F22]+2" office:value-type="float" office:value="38" calcext:value-type="float">
            <text:p>38</text:p>
          </table:table-cell>
          <table:table-cell table:formula="of:=[.$D$5]*EXP([.$D$4]*[.F23])" office:value-type="float" office:value="25.2382937792078" calcext:value-type="float">
            <text:p>25,2382937792078</text:p>
          </table:table-cell>
          <table:table-cell table:formula="of:=[.$D$5]*EXP([.$D$4]*[.F23]*[.$G$1])" office:value-type="float" office:value="4.38591278457275" calcext:value-type="float">
            <text:p>4,38591278457275</text:p>
          </table:table-cell>
          <table:table-cell table:formula="of:=[.$D$5]*EXP([.$D$4]*[.F23]/[.$G$1])" office:value-type="float" office:value="224.93653007614" calcext:value-type="float">
            <text:p>224,93653007614</text:p>
          </table:table-cell>
          <table:table-cell table:formula="of:=[.F23]+2016" office:value-type="float" office:value="2054" calcext:value-type="float">
            <text:p>2054</text:p>
          </table:table-cell>
          <table:table-cell table:formula="of:=[.G23]/(1+[.G23])" office:value-type="percentage" office:value="0.961887765705541" calcext:value-type="percentage">
            <text:p>96,19 %</text:p>
          </table:table-cell>
          <table:table-cell table:formula="of:=[.H23]/(1+[.H23])" office:value-type="percentage" office:value="0.814330450566453" calcext:value-type="percentage">
            <text:p>81,43 %</text:p>
          </table:table-cell>
          <table:table-cell table:formula="of:=[.I23]/(1+[.I23])" office:value-type="percentage" office:value="0.995573978233343" calcext:value-type="percentage">
            <text:p>99,56 %</text:p>
          </table:table-cell>
        </table:table-row>
        <table:table-row table:style-name="ro1">
          <table:table-cell table:number-columns-repeated="5"/>
          <table:table-cell table:formula="of:=[.F23]+2" office:value-type="float" office:value="40" calcext:value-type="float">
            <text:p>40</text:p>
          </table:table-cell>
          <table:table-cell table:formula="of:=[.$D$5]*EXP([.$D$4]*[.F24])" office:value-type="float" office:value="40" calcext:value-type="float">
            <text:p>40</text:p>
          </table:table-cell>
          <table:table-cell table:formula="of:=[.$D$5]*EXP([.$D$4]*[.F24]*[.$G$1])" office:value-type="float" office:value="6.33957276984446" calcext:value-type="float">
            <text:p>6,33957276984446</text:p>
          </table:table-cell>
          <table:table-cell table:formula="of:=[.$D$5]*EXP([.$D$4]*[.F24]/[.$G$1])" office:value-type="float" office:value="400" calcext:value-type="float">
            <text:p>400</text:p>
          </table:table-cell>
          <table:table-cell table:formula="of:=[.F24]+2016" office:value-type="float" office:value="2056" calcext:value-type="float">
            <text:p>2056</text:p>
          </table:table-cell>
          <table:table-cell table:formula="of:=[.G24]/(1+[.G24])" office:value-type="percentage" office:value="0.975609756097561" calcext:value-type="percentage">
            <text:p>97,56 %</text:p>
          </table:table-cell>
          <table:table-cell table:formula="of:=[.H24]/(1+[.H24])" office:value-type="percentage" office:value="0.863752287584282" calcext:value-type="percentage">
            <text:p>86,38 %</text:p>
          </table:table-cell>
          <table:table-cell table:formula="of:=[.I24]/(1+[.I24])" office:value-type="percentage" office:value="0.997506234413965" calcext:value-type="percentage">
            <text:p>99,75 %</text:p>
          </table:table-cell>
        </table:table-row>
      </table:table>
      <table:table table:name="prognose_neu" table:style-name="ta1">
        <table:shapes>
          <draw:frame draw:z-index="0" draw:style-name="gr1" draw:text-style-name="P1" svg:width="15.804cm" svg:height="8.896cm" svg:x="4.516cm" svg:y="11.315cm">
            <draw:object draw:notify-on-update-of-ranges="prognose_neu.A4:prognose_neu.A8 prognose_neu.A1:prognose_neu.A1 prognose_neu.B4:prognose_neu.B8 prognose_neu.J4:prognose_neu.J24 prognose_neu.K3:prognose_neu.K3 prognose_neu.K4:prognose_neu.K24 prognose_neu.J4:prognose_neu.J24 prognose_neu.L3:prognose_neu.L3 prognose_neu.L4:prognose_neu.L24 prognose_neu.J4:prognose_neu.J24 prognose_neu.M3:prognose_neu.M3 prognose_neu.M4:prognose_neu.M2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.804cm" svg:height="8.896cm" svg:x="4.516cm" svg:y="20.321cm">
            <draw:object draw:notify-on-update-of-ranges="prognose_neu.A4:prognose_neu.A8 prognose_neu.B4:prognose_neu.B8 prognose_neu.J4:prognose_neu.J24 prognose_neu.K3:prognose_neu.K3 prognose_neu.K4:prognose_neu.K24 prognose_neu.J4:prognose_neu.J24 prognose_neu.L3:prognose_neu.L3 prognose_neu.L4:prognose_neu.L24 prognose_neu.J4:prognose_neu.J24 prognose_neu.M3:prognose_neu.M3 prognose_neu.M4:prognose_neu.M2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number-columns-repeated="3" table:default-cell-style-name="ce1"/>
        <table:table-row table:style-name="ro1">
          <table:table-cell office:value-type="string" calcext:value-type="string">
            <text:p>Datenpunkte</text:p>
          </table:table-cell>
          <table:table-cell table:number-columns-repeated="5"/>
          <table:table-cell office:value-type="float" office:value="0.8" calcext:value-type="float">
            <text:p>0,8</text:p>
          </table:table-cell>
          <table:table-cell table:style-name="Default"/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Inv-logit-Prognose</text:p>
          </table:table-cell>
          <table:table-cell/>
          <table:table-cell table:style-name="Default"/>
          <table:table-cell/>
          <table:table-cell office:value-type="string" calcext:value-type="string">
            <text:p>Inv-logit-Prognose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jahr</text:p>
          </table:table-cell>
          <table:table-cell office:value-type="string" calcext:value-type="string">
            <text:p>Wert</text:p>
          </table:table-cell>
          <table:table-cell table:number-columns-repeated="3"/>
          <table:table-cell office:value-type="string" calcext:value-type="string">
            <text:p>Jahr</text:p>
          </table:table-cell>
          <table:table-cell office:value-type="string" calcext:value-type="string">
            <text:p>Exp-Funktion</text:p>
          </table:table-cell>
          <table:table-cell table:style-name="Default" office:value-type="string" calcext:value-type="string">
            <text:p>Exp-Funktion pessim</text:p>
          </table:table-cell>
          <table:table-cell office:value-type="string" calcext:value-type="string">
            <text:p>Exp-Funktion optim</text:p>
          </table:table-cell>
          <table:table-cell office:value-type="string" calcext:value-type="string">
            <text:p>Jahr</text:p>
          </table:table-cell>
          <table:table-cell table:style-name="Default" office:value-type="string" calcext:value-type="string">
            <text:p>Prognose</text:p>
          </table:table-cell>
          <table:table-cell table:style-name="Default" office:value-type="string" calcext:value-type="string">
            <text:p>pessimistisch</text:p>
          </table:table-cell>
          <table:table-cell table:style-name="Default" office:value-type="string" calcext:value-type="string">
            <text:p>optimistisch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1" office:value-type="percentage" office:value="0.005" calcext:value-type="percentage">
            <text:p>0,50 %</text:p>
          </table:table-cell>
          <table:table-cell office:value-type="string" calcext:value-type="string">
            <text:p>B=</text:p>
          </table:table-cell>
          <table:table-cell table:formula="of:=LN([.B6]/[.B5])/([.A6]-[.A5])" office:value-type="float" office:value="0.346573590279973" calcext:value-type="float">
            <text:p>0,34657359027997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$D$5]*EXP([.$D$4]*[.F4])" office:value-type="float" office:value="0.005" calcext:value-type="float">
            <text:p>0,005</text:p>
          </table:table-cell>
          <table:table-cell table:formula="of:=[.$D$5]*EXP([.$D$4]*[.F4]*[.$G$1])" office:value-type="float" office:value="0.005" calcext:value-type="float">
            <text:p>0,005</text:p>
          </table:table-cell>
          <table:table-cell table:formula="of:=[.$D$5]*EXP([.$D$4]*[.F4]/[.$G$1])" office:value-type="float" office:value="0.005" calcext:value-type="float">
            <text:p>0,005</text:p>
          </table:table-cell>
          <table:table-cell table:formula="of:=[.F4]+2016" office:value-type="float" office:value="2016" calcext:value-type="float">
            <text:p>2016</text:p>
          </table:table-cell>
          <table:table-cell table:formula="of:=[.G4]/(1+[.G4])" office:value-type="percentage" office:value="0.00497512437810945" calcext:value-type="percentage">
            <text:p>0,50 %</text:p>
          </table:table-cell>
          <table:table-cell table:formula="of:=[.H4]/(1+[.H4])" office:value-type="percentage" office:value="0.00497512437810945" calcext:value-type="percentage">
            <text:p>0,50 %</text:p>
          </table:table-cell>
          <table:table-cell table:formula="of:=[.I4]/(1+[.I4])" office:value-type="percentage" office:value="0.00497512437810945" calcext:value-type="percentage">
            <text:p>0,50 %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1" office:value-type="percentage" office:value="0.01" calcext:value-type="percentage">
            <text:p>1,00 %</text:p>
          </table:table-cell>
          <table:table-cell office:value-type="string" calcext:value-type="string">
            <text:p>A=</text:p>
          </table:table-cell>
          <table:table-cell table:style-name="ce1" table:formula="of:=[.B4]" office:value-type="percentage" office:value="0.005" calcext:value-type="percentage">
            <text:p>0,50 %</text:p>
          </table:table-cell>
          <table:table-cell/>
          <table:table-cell table:formula="of:=[.F4]+2" office:value-type="float" office:value="2" calcext:value-type="float">
            <text:p>2</text:p>
          </table:table-cell>
          <table:table-cell table:formula="of:=[.$D$5]*EXP([.$D$4]*[.F5])" office:value-type="float" office:value="0.01" calcext:value-type="float">
            <text:p>0,01</text:p>
          </table:table-cell>
          <table:table-cell table:formula="of:=[.$D$5]*EXP([.$D$4]*[.F5]*[.$G$1])" office:value-type="float" office:value="0.00870550563296124" calcext:value-type="float">
            <text:p>0,00870550563296124</text:p>
          </table:table-cell>
          <table:table-cell table:formula="of:=[.$D$5]*EXP([.$D$4]*[.F5]/[.$G$1])" office:value-type="float" office:value="0.0118920711500272" calcext:value-type="float">
            <text:p>0,0118920711500272</text:p>
          </table:table-cell>
          <table:table-cell table:formula="of:=[.F5]+2016" office:value-type="float" office:value="2018" calcext:value-type="float">
            <text:p>2018</text:p>
          </table:table-cell>
          <table:table-cell table:formula="of:=[.G5]/(1+[.G5])" office:value-type="percentage" office:value="0.0099009900990099" calcext:value-type="percentage">
            <text:p>0,99 %</text:p>
          </table:table-cell>
          <table:table-cell table:formula="of:=[.H5]/(1+[.H5])" office:value-type="percentage" office:value="0.00863037386466781" calcext:value-type="percentage">
            <text:p>0,86 %</text:p>
          </table:table-cell>
          <table:table-cell table:formula="of:=[.I5]/(1+[.I5])" office:value-type="percentage" office:value="0.0117523118216666" calcext:value-type="percentage">
            <text:p>1,18 %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1" office:value-type="percentage" office:value="0.02" calcext:value-type="percentage">
            <text:p>2,00 %</text:p>
          </table:table-cell>
          <table:table-cell table:number-columns-repeated="3"/>
          <table:table-cell table:formula="of:=[.F5]+2" office:value-type="float" office:value="4" calcext:value-type="float">
            <text:p>4</text:p>
          </table:table-cell>
          <table:table-cell table:formula="of:=[.$D$5]*EXP([.$D$4]*[.F6])" office:value-type="float" office:value="0.02" calcext:value-type="float">
            <text:p>0,02</text:p>
          </table:table-cell>
          <table:table-cell table:formula="of:=[.$D$5]*EXP([.$D$4]*[.F6]*[.$G$1])" office:value-type="float" office:value="0.015157165665104" calcext:value-type="float">
            <text:p>0,015157165665104</text:p>
          </table:table-cell>
          <table:table-cell table:formula="of:=[.$D$5]*EXP([.$D$4]*[.F6]/[.$G$1])" office:value-type="float" office:value="0.0282842712474619" calcext:value-type="float">
            <text:p>0,0282842712474619</text:p>
          </table:table-cell>
          <table:table-cell table:formula="of:=[.F6]+2016" office:value-type="float" office:value="2020" calcext:value-type="float">
            <text:p>2020</text:p>
          </table:table-cell>
          <table:table-cell table:formula="of:=[.G6]/(1+[.G6])" office:value-type="percentage" office:value="0.0196078431372549" calcext:value-type="percentage">
            <text:p>1,96 %</text:p>
          </table:table-cell>
          <table:table-cell table:formula="of:=[.H6]/(1+[.H6])" office:value-type="percentage" office:value="0.0149308562040966" calcext:value-type="percentage">
            <text:p>1,49 %</text:p>
          </table:table-cell>
          <table:table-cell table:formula="of:=[.I6]/(1+[.I6])" office:value-type="percentage" office:value="0.0275062762684767" calcext:value-type="percentage">
            <text:p>2,75 %</text:p>
          </table:table-cell>
        </table:table-row>
        <table:table-row table:style-name="ro1">
          <table:table-cell/>
          <table:table-cell table:style-name="ce1"/>
          <table:table-cell table:number-columns-repeated="3"/>
          <table:table-cell table:formula="of:=[.F6]+2" office:value-type="float" office:value="6" calcext:value-type="float">
            <text:p>6</text:p>
          </table:table-cell>
          <table:table-cell table:formula="of:=[.$D$5]*EXP([.$D$4]*[.F7])" office:value-type="float" office:value="0.04" calcext:value-type="float">
            <text:p>0,04</text:p>
          </table:table-cell>
          <table:table-cell table:formula="of:=[.$D$5]*EXP([.$D$4]*[.F7]*[.$G$1])" office:value-type="float" office:value="0.0263901582154579" calcext:value-type="float">
            <text:p>0,0263901582154579</text:p>
          </table:table-cell>
          <table:table-cell table:formula="of:=[.$D$5]*EXP([.$D$4]*[.F7]/[.$G$1])" office:value-type="float" office:value="0.0672717132202971" calcext:value-type="float">
            <text:p>0,0672717132202971</text:p>
          </table:table-cell>
          <table:table-cell table:formula="of:=[.F7]+2016" office:value-type="float" office:value="2022" calcext:value-type="float">
            <text:p>2022</text:p>
          </table:table-cell>
          <table:table-cell table:formula="of:=[.G7]/(1+[.G7])" office:value-type="percentage" office:value="0.0384615384615385" calcext:value-type="percentage">
            <text:p>3,85 %</text:p>
          </table:table-cell>
          <table:table-cell table:formula="of:=[.H7]/(1+[.H7])" office:value-type="percentage" office:value="0.0257116243800909" calcext:value-type="percentage">
            <text:p>2,57 %</text:p>
          </table:table-cell>
          <table:table-cell table:formula="of:=[.I7]/(1+[.I7])" office:value-type="percentage" office:value="0.0630314777268078" calcext:value-type="percentage">
            <text:p>6,30 %</text:p>
          </table:table-cell>
        </table:table-row>
        <table:table-row table:style-name="ro1">
          <table:table-cell/>
          <table:table-cell table:style-name="ce1"/>
          <table:table-cell table:number-columns-repeated="3"/>
          <table:table-cell table:formula="of:=[.F7]+2" office:value-type="float" office:value="8" calcext:value-type="float">
            <text:p>8</text:p>
          </table:table-cell>
          <table:table-cell table:formula="of:=[.$D$5]*EXP([.$D$4]*[.F8])" office:value-type="float" office:value="0.08" calcext:value-type="float">
            <text:p>0,08</text:p>
          </table:table-cell>
          <table:table-cell table:formula="of:=[.$D$5]*EXP([.$D$4]*[.F8]*[.$G$1])" office:value-type="float" office:value="0.0459479341998814" calcext:value-type="float">
            <text:p>0,0459479341998814</text:p>
          </table:table-cell>
          <table:table-cell table:formula="of:=[.$D$5]*EXP([.$D$4]*[.F8]/[.$G$1])" office:value-type="float" office:value="0.16" calcext:value-type="float">
            <text:p>0,16</text:p>
          </table:table-cell>
          <table:table-cell table:formula="of:=[.F8]+2016" office:value-type="float" office:value="2024" calcext:value-type="float">
            <text:p>2024</text:p>
          </table:table-cell>
          <table:table-cell table:formula="of:=[.G8]/(1+[.G8])" office:value-type="percentage" office:value="0.0740740740740741" calcext:value-type="percentage">
            <text:p>7,41 %</text:p>
          </table:table-cell>
          <table:table-cell table:formula="of:=[.H8]/(1+[.H8])" office:value-type="percentage" office:value="0.0439294659872627" calcext:value-type="percentage">
            <text:p>4,39 %</text:p>
          </table:table-cell>
          <table:table-cell table:formula="of:=[.I8]/(1+[.I8])" office:value-type="percentage" office:value="0.137931034482759" calcext:value-type="percentage">
            <text:p>13,79 %</text:p>
          </table:table-cell>
        </table:table-row>
        <table:table-row table:style-name="ro1">
          <table:table-cell table:number-columns-repeated="5"/>
          <table:table-cell table:formula="of:=[.F8]+2" office:value-type="float" office:value="10" calcext:value-type="float">
            <text:p>10</text:p>
          </table:table-cell>
          <table:table-cell table:formula="of:=[.$D$5]*EXP([.$D$4]*[.F9])" office:value-type="float" office:value="0.16" calcext:value-type="float">
            <text:p>0,16</text:p>
          </table:table-cell>
          <table:table-cell table:formula="of:=[.$D$5]*EXP([.$D$4]*[.F9]*[.$G$1])" office:value-type="float" office:value="0.08" calcext:value-type="float">
            <text:p>0,08</text:p>
          </table:table-cell>
          <table:table-cell table:formula="of:=[.$D$5]*EXP([.$D$4]*[.F9]/[.$G$1])" office:value-type="float" office:value="0.380546276800871" calcext:value-type="float">
            <text:p>0,380546276800871</text:p>
          </table:table-cell>
          <table:table-cell table:formula="of:=[.F9]+2016" office:value-type="float" office:value="2026" calcext:value-type="float">
            <text:p>2026</text:p>
          </table:table-cell>
          <table:table-cell table:formula="of:=[.G9]/(1+[.G9])" office:value-type="percentage" office:value="0.137931034482759" calcext:value-type="percentage">
            <text:p>13,79 %</text:p>
          </table:table-cell>
          <table:table-cell table:formula="of:=[.H9]/(1+[.H9])" office:value-type="percentage" office:value="0.0740740740740741" calcext:value-type="percentage">
            <text:p>7,41 %</text:p>
          </table:table-cell>
          <table:table-cell table:formula="of:=[.I9]/(1+[.I9])" office:value-type="percentage" office:value="0.275649055157142" calcext:value-type="percentage">
            <text:p>27,56 %</text:p>
          </table:table-cell>
        </table:table-row>
        <table:table-row table:style-name="ro1">
          <table:table-cell table:number-columns-repeated="5"/>
          <table:table-cell table:formula="of:=[.F9]+2" office:value-type="float" office:value="12" calcext:value-type="float">
            <text:p>12</text:p>
          </table:table-cell>
          <table:table-cell table:formula="of:=[.$D$5]*EXP([.$D$4]*[.F10])" office:value-type="float" office:value="0.32" calcext:value-type="float">
            <text:p>0,32</text:p>
          </table:table-cell>
          <table:table-cell table:formula="of:=[.$D$5]*EXP([.$D$4]*[.F10]*[.$G$1])" office:value-type="float" office:value="0.13928809012738" calcext:value-type="float">
            <text:p>0,13928809012738</text:p>
          </table:table-cell>
          <table:table-cell table:formula="of:=[.$D$5]*EXP([.$D$4]*[.F10]/[.$G$1])" office:value-type="float" office:value="0.90509667991878" calcext:value-type="float">
            <text:p>0,90509667991878</text:p>
          </table:table-cell>
          <table:table-cell table:formula="of:=[.F10]+2016" office:value-type="float" office:value="2028" calcext:value-type="float">
            <text:p>2028</text:p>
          </table:table-cell>
          <table:table-cell table:formula="of:=[.G10]/(1+[.G10])" office:value-type="percentage" office:value="0.242424242424242" calcext:value-type="percentage">
            <text:p>24,24 %</text:p>
          </table:table-cell>
          <table:table-cell table:formula="of:=[.H10]/(1+[.H10])" office:value-type="percentage" office:value="0.122258883713782" calcext:value-type="percentage">
            <text:p>12,23 %</text:p>
          </table:table-cell>
          <table:table-cell table:formula="of:=[.I10]/(1+[.I10])" office:value-type="percentage" office:value="0.475092256187947" calcext:value-type="percentage">
            <text:p>47,51 %</text:p>
          </table:table-cell>
        </table:table-row>
        <table:table-row table:style-name="ro1">
          <table:table-cell table:number-columns-repeated="5"/>
          <table:table-cell table:formula="of:=[.F10]+2" office:value-type="float" office:value="14" calcext:value-type="float">
            <text:p>14</text:p>
          </table:table-cell>
          <table:table-cell table:formula="of:=[.$D$5]*EXP([.$D$4]*[.F11])" office:value-type="float" office:value="0.64" calcext:value-type="float">
            <text:p>0,64</text:p>
          </table:table-cell>
          <table:table-cell table:formula="of:=[.$D$5]*EXP([.$D$4]*[.F11]*[.$G$1])" office:value-type="float" office:value="0.242514650641664" calcext:value-type="float">
            <text:p>0,242514650641664</text:p>
          </table:table-cell>
          <table:table-cell table:formula="of:=[.$D$5]*EXP([.$D$4]*[.F11]/[.$G$1])" office:value-type="float" office:value="2.15269482304951" calcext:value-type="float">
            <text:p>2,15269482304951</text:p>
          </table:table-cell>
          <table:table-cell table:formula="of:=[.F11]+2016" office:value-type="float" office:value="2030" calcext:value-type="float">
            <text:p>2030</text:p>
          </table:table-cell>
          <table:table-cell table:formula="of:=[.G11]/(1+[.G11])" office:value-type="percentage" office:value="0.390243902439024" calcext:value-type="percentage">
            <text:p>39,02 %</text:p>
          </table:table-cell>
          <table:table-cell table:formula="of:=[.H11]/(1+[.H11])" office:value-type="percentage" office:value="0.195180515993452" calcext:value-type="percentage">
            <text:p>19,52 %</text:p>
          </table:table-cell>
          <table:table-cell table:formula="of:=[.I11]/(1+[.I11])" office:value-type="percentage" office:value="0.682811037500696" calcext:value-type="percentage">
            <text:p>68,28 %</text:p>
          </table:table-cell>
        </table:table-row>
        <table:table-row table:style-name="ro1">
          <table:table-cell table:number-columns-repeated="5"/>
          <table:table-cell table:formula="of:=[.F11]+2" office:value-type="float" office:value="16" calcext:value-type="float">
            <text:p>16</text:p>
          </table:table-cell>
          <table:table-cell table:formula="of:=[.$D$5]*EXP([.$D$4]*[.F12])" office:value-type="float" office:value="1.28" calcext:value-type="float">
            <text:p>1,28</text:p>
          </table:table-cell>
          <table:table-cell table:formula="of:=[.$D$5]*EXP([.$D$4]*[.F12]*[.$G$1])" office:value-type="float" office:value="0.422242531447326" calcext:value-type="float">
            <text:p>0,422242531447326</text:p>
          </table:table-cell>
          <table:table-cell table:formula="of:=[.$D$5]*EXP([.$D$4]*[.F12]/[.$G$1])" office:value-type="float" office:value="5.12" calcext:value-type="float">
            <text:p>5,12</text:p>
          </table:table-cell>
          <table:table-cell table:formula="of:=[.F12]+2016" office:value-type="float" office:value="2032" calcext:value-type="float">
            <text:p>2032</text:p>
          </table:table-cell>
          <table:table-cell table:formula="of:=[.G12]/(1+[.G12])" office:value-type="percentage" office:value="0.56140350877193" calcext:value-type="percentage">
            <text:p>56,14 %</text:p>
          </table:table-cell>
          <table:table-cell table:formula="of:=[.H12]/(1+[.H12])" office:value-type="percentage" office:value="0.296885040428116" calcext:value-type="percentage">
            <text:p>29,69 %</text:p>
          </table:table-cell>
          <table:table-cell table:formula="of:=[.I12]/(1+[.I12])" office:value-type="percentage" office:value="0.836601307189542" calcext:value-type="percentage">
            <text:p>83,66 %</text:p>
          </table:table-cell>
        </table:table-row>
        <table:table-row table:style-name="ro1">
          <table:table-cell table:number-columns-repeated="5"/>
          <table:table-cell table:formula="of:=[.F12]+2" office:value-type="float" office:value="18" calcext:value-type="float">
            <text:p>18</text:p>
          </table:table-cell>
          <table:table-cell table:formula="of:=[.$D$5]*EXP([.$D$4]*[.F13])" office:value-type="float" office:value="2.56" calcext:value-type="float">
            <text:p>2,56</text:p>
          </table:table-cell>
          <table:table-cell table:formula="of:=[.$D$5]*EXP([.$D$4]*[.F13]*[.$G$1])" office:value-type="float" office:value="0.735166947198103" calcext:value-type="float">
            <text:p>0,735166947198103</text:p>
          </table:table-cell>
          <table:table-cell table:formula="of:=[.$D$5]*EXP([.$D$4]*[.F13]/[.$G$1])" office:value-type="float" office:value="12.1774808576279" calcext:value-type="float">
            <text:p>12,1774808576279</text:p>
          </table:table-cell>
          <table:table-cell table:formula="of:=[.F13]+2016" office:value-type="float" office:value="2034" calcext:value-type="float">
            <text:p>2034</text:p>
          </table:table-cell>
          <table:table-cell table:formula="of:=[.G13]/(1+[.G13])" office:value-type="percentage" office:value="0.719101123595506" calcext:value-type="percentage">
            <text:p>71,91 %</text:p>
          </table:table-cell>
          <table:table-cell table:formula="of:=[.H13]/(1+[.H13])" office:value-type="percentage" office:value="0.423686578623013" calcext:value-type="percentage">
            <text:p>42,37 %</text:p>
          </table:table-cell>
          <table:table-cell table:formula="of:=[.I13]/(1+[.I13])" office:value-type="percentage" office:value="0.924112961285681" calcext:value-type="percentage">
            <text:p>92,41 %</text:p>
          </table:table-cell>
        </table:table-row>
        <table:table-row table:style-name="ro1">
          <table:table-cell table:number-columns-repeated="5"/>
          <table:table-cell table:formula="of:=[.F13]+2" office:value-type="float" office:value="20" calcext:value-type="float">
            <text:p>20</text:p>
          </table:table-cell>
          <table:table-cell table:formula="of:=[.$D$5]*EXP([.$D$4]*[.F14])" office:value-type="float" office:value="5.12" calcext:value-type="float">
            <text:p>5,12</text:p>
          </table:table-cell>
          <table:table-cell table:formula="of:=[.$D$5]*EXP([.$D$4]*[.F14]*[.$G$1])" office:value-type="float" office:value="1.28" calcext:value-type="float">
            <text:p>1,28</text:p>
          </table:table-cell>
          <table:table-cell table:formula="of:=[.$D$5]*EXP([.$D$4]*[.F14]/[.$G$1])" office:value-type="float" office:value="28.963093757401" calcext:value-type="float">
            <text:p>28,963093757401</text:p>
          </table:table-cell>
          <table:table-cell table:formula="of:=[.F14]+2016" office:value-type="float" office:value="2036" calcext:value-type="float">
            <text:p>2036</text:p>
          </table:table-cell>
          <table:table-cell table:formula="of:=[.G14]/(1+[.G14])" office:value-type="percentage" office:value="0.836601307189543" calcext:value-type="percentage">
            <text:p>83,66 %</text:p>
          </table:table-cell>
          <table:table-cell table:formula="of:=[.H14]/(1+[.H14])" office:value-type="percentage" office:value="0.56140350877193" calcext:value-type="percentage">
            <text:p>56,14 %</text:p>
          </table:table-cell>
          <table:table-cell table:formula="of:=[.I14]/(1+[.I14])" office:value-type="percentage" office:value="0.966625609221244" calcext:value-type="percentage">
            <text:p>96,66 %</text:p>
          </table:table-cell>
        </table:table-row>
        <table:table-row table:style-name="ro1">
          <table:table-cell table:number-columns-repeated="5"/>
          <table:table-cell table:formula="of:=[.F14]+2" office:value-type="float" office:value="22" calcext:value-type="float">
            <text:p>22</text:p>
          </table:table-cell>
          <table:table-cell table:formula="of:=[.$D$5]*EXP([.$D$4]*[.F15])" office:value-type="float" office:value="10.24" calcext:value-type="float">
            <text:p>10,24</text:p>
          </table:table-cell>
          <table:table-cell table:formula="of:=[.$D$5]*EXP([.$D$4]*[.F15]*[.$G$1])" office:value-type="float" office:value="2.22860944203808" calcext:value-type="float">
            <text:p>2,22860944203808</text:p>
          </table:table-cell>
          <table:table-cell table:formula="of:=[.$D$5]*EXP([.$D$4]*[.F15]/[.$G$1])" office:value-type="float" office:value="68.8862343375842" calcext:value-type="float">
            <text:p>68,8862343375842</text:p>
          </table:table-cell>
          <table:table-cell table:formula="of:=[.F15]+2016" office:value-type="float" office:value="2038" calcext:value-type="float">
            <text:p>2038</text:p>
          </table:table-cell>
          <table:table-cell table:formula="of:=[.G15]/(1+[.G15])" office:value-type="percentage" office:value="0.911032028469751" calcext:value-type="percentage">
            <text:p>91,10 %</text:p>
          </table:table-cell>
          <table:table-cell table:formula="of:=[.H15]/(1+[.H15])" office:value-type="percentage" office:value="0.690269133522467" calcext:value-type="percentage">
            <text:p>69,03 %</text:p>
          </table:table-cell>
          <table:table-cell table:formula="of:=[.I15]/(1+[.I15])" office:value-type="percentage" office:value="0.985691030437131" calcext:value-type="percentage">
            <text:p>98,57 %</text:p>
          </table:table-cell>
        </table:table-row>
        <table:table-row table:style-name="ro1">
          <table:table-cell table:number-columns-repeated="5"/>
          <table:table-cell table:formula="of:=[.F15]+2" office:value-type="float" office:value="24" calcext:value-type="float">
            <text:p>24</text:p>
          </table:table-cell>
          <table:table-cell table:formula="of:=[.$D$5]*EXP([.$D$4]*[.F16])" office:value-type="float" office:value="20.48" calcext:value-type="float">
            <text:p>20,48</text:p>
          </table:table-cell>
          <table:table-cell table:formula="of:=[.$D$5]*EXP([.$D$4]*[.F16]*[.$G$1])" office:value-type="float" office:value="3.88023441026662" calcext:value-type="float">
            <text:p>3,88023441026662</text:p>
          </table:table-cell>
          <table:table-cell table:formula="of:=[.$D$5]*EXP([.$D$4]*[.F16]/[.$G$1])" office:value-type="float" office:value="163.84" calcext:value-type="float">
            <text:p>163,84</text:p>
          </table:table-cell>
          <table:table-cell table:formula="of:=[.F16]+2016" office:value-type="float" office:value="2040" calcext:value-type="float">
            <text:p>2040</text:p>
          </table:table-cell>
          <table:table-cell table:formula="of:=[.G16]/(1+[.G16])" office:value-type="percentage" office:value="0.953445065176909" calcext:value-type="percentage">
            <text:p>95,34 %</text:p>
          </table:table-cell>
          <table:table-cell table:formula="of:=[.H16]/(1+[.H16])" office:value-type="percentage" office:value="0.795091809955627" calcext:value-type="percentage">
            <text:p>79,51 %</text:p>
          </table:table-cell>
          <table:table-cell table:formula="of:=[.I16]/(1+[.I16])" office:value-type="percentage" office:value="0.993933511283669" calcext:value-type="percentage">
            <text:p>99,39 %</text:p>
          </table:table-cell>
        </table:table-row>
        <table:table-row table:style-name="ro1">
          <table:table-cell table:number-columns-repeated="5"/>
          <table:table-cell table:formula="of:=[.F16]+2" office:value-type="float" office:value="26" calcext:value-type="float">
            <text:p>26</text:p>
          </table:table-cell>
          <table:table-cell table:formula="of:=[.$D$5]*EXP([.$D$4]*[.F17])" office:value-type="float" office:value="40.96" calcext:value-type="float">
            <text:p>40,96</text:p>
          </table:table-cell>
          <table:table-cell table:formula="of:=[.$D$5]*EXP([.$D$4]*[.F17]*[.$G$1])" office:value-type="float" office:value="6.75588050315722" calcext:value-type="float">
            <text:p>6,75588050315722</text:p>
          </table:table-cell>
          <table:table-cell table:formula="of:=[.$D$5]*EXP([.$D$4]*[.F17]/[.$G$1])" office:value-type="float" office:value="389.679387444091" calcext:value-type="float">
            <text:p>389,679387444091</text:p>
          </table:table-cell>
          <table:table-cell table:formula="of:=[.F17]+2016" office:value-type="float" office:value="2042" calcext:value-type="float">
            <text:p>2042</text:p>
          </table:table-cell>
          <table:table-cell table:formula="of:=[.G17]/(1+[.G17])" office:value-type="percentage" office:value="0.976167778836988" calcext:value-type="percentage">
            <text:p>97,62 %</text:p>
          </table:table-cell>
          <table:table-cell table:formula="of:=[.H17]/(1+[.H17])" office:value-type="percentage" office:value="0.87106557410304" calcext:value-type="percentage">
            <text:p>87,11 %</text:p>
          </table:table-cell>
          <table:table-cell table:formula="of:=[.I17]/(1+[.I17])" office:value-type="percentage" office:value="0.997440356383934" calcext:value-type="percentage">
            <text:p>99,74 %</text:p>
          </table:table-cell>
        </table:table-row>
        <table:table-row table:style-name="ro1">
          <table:table-cell table:number-columns-repeated="5"/>
          <table:table-cell table:formula="of:=[.F17]+2" office:value-type="float" office:value="28" calcext:value-type="float">
            <text:p>28</text:p>
          </table:table-cell>
          <table:table-cell table:formula="of:=[.$D$5]*EXP([.$D$4]*[.F18])" office:value-type="float" office:value="81.92" calcext:value-type="float">
            <text:p>81,92</text:p>
          </table:table-cell>
          <table:table-cell table:formula="of:=[.$D$5]*EXP([.$D$4]*[.F18]*[.$G$1])" office:value-type="float" office:value="11.7626711551696" calcext:value-type="float">
            <text:p>11,7626711551696</text:p>
          </table:table-cell>
          <table:table-cell table:formula="of:=[.$D$5]*EXP([.$D$4]*[.F18]/[.$G$1])" office:value-type="float" office:value="926.81900023683" calcext:value-type="float">
            <text:p>926,81900023683</text:p>
          </table:table-cell>
          <table:table-cell table:formula="of:=[.F18]+2016" office:value-type="float" office:value="2044" calcext:value-type="float">
            <text:p>2044</text:p>
          </table:table-cell>
          <table:table-cell table:formula="of:=[.G18]/(1+[.G18])" office:value-type="percentage" office:value="0.987940183309214" calcext:value-type="percentage">
            <text:p>98,79 %</text:p>
          </table:table-cell>
          <table:table-cell table:formula="of:=[.H18]/(1+[.H18])" office:value-type="percentage" office:value="0.921646496423679" calcext:value-type="percentage">
            <text:p>92,16 %</text:p>
          </table:table-cell>
          <table:table-cell table:formula="of:=[.I18]/(1+[.I18])" office:value-type="percentage" office:value="0.998922203576619" calcext:value-type="percentage">
            <text:p>99,89 %</text:p>
          </table:table-cell>
        </table:table-row>
        <table:table-row table:style-name="ro1">
          <table:table-cell table:number-columns-repeated="5"/>
          <table:table-cell table:formula="of:=[.F18]+2" office:value-type="float" office:value="30" calcext:value-type="float">
            <text:p>30</text:p>
          </table:table-cell>
          <table:table-cell table:formula="of:=[.$D$5]*EXP([.$D$4]*[.F19])" office:value-type="float" office:value="163.84" calcext:value-type="float">
            <text:p>163,84</text:p>
          </table:table-cell>
          <table:table-cell table:formula="of:=[.$D$5]*EXP([.$D$4]*[.F19]*[.$G$1])" office:value-type="float" office:value="20.48" calcext:value-type="float">
            <text:p>20,48</text:p>
          </table:table-cell>
          <table:table-cell table:formula="of:=[.$D$5]*EXP([.$D$4]*[.F19]/[.$G$1])" office:value-type="float" office:value="2204.3594988027" calcext:value-type="float">
            <text:p>2204,3594988027</text:p>
          </table:table-cell>
          <table:table-cell table:formula="of:=[.F19]+2016" office:value-type="float" office:value="2046" calcext:value-type="float">
            <text:p>2046</text:p>
          </table:table-cell>
          <table:table-cell table:formula="of:=[.G19]/(1+[.G19])" office:value-type="percentage" office:value="0.993933511283669" calcext:value-type="percentage">
            <text:p>99,39 %</text:p>
          </table:table-cell>
          <table:table-cell table:formula="of:=[.H19]/(1+[.H19])" office:value-type="percentage" office:value="0.953445065176909" calcext:value-type="percentage">
            <text:p>95,34 %</text:p>
          </table:table-cell>
          <table:table-cell table:formula="of:=[.I19]/(1+[.I19])" office:value-type="percentage" office:value="0.999546559188857" calcext:value-type="percentage">
            <text:p>99,95 %</text:p>
          </table:table-cell>
        </table:table-row>
        <table:table-row table:style-name="ro1">
          <table:table-cell table:number-columns-repeated="5"/>
          <table:table-cell table:formula="of:=[.F19]+2" office:value-type="float" office:value="32" calcext:value-type="float">
            <text:p>32</text:p>
          </table:table-cell>
          <table:table-cell table:formula="of:=[.$D$5]*EXP([.$D$4]*[.F20])" office:value-type="float" office:value="327.68" calcext:value-type="float">
            <text:p>327,68</text:p>
          </table:table-cell>
          <table:table-cell table:formula="of:=[.$D$5]*EXP([.$D$4]*[.F20]*[.$G$1])" office:value-type="float" office:value="35.6577510726092" calcext:value-type="float">
            <text:p>35,6577510726092</text:p>
          </table:table-cell>
          <table:table-cell table:formula="of:=[.$D$5]*EXP([.$D$4]*[.F20]/[.$G$1])" office:value-type="float" office:value="5242.87999999999" calcext:value-type="float">
            <text:p>5242,87999999999</text:p>
          </table:table-cell>
          <table:table-cell table:formula="of:=[.F20]+2016" office:value-type="float" office:value="2048" calcext:value-type="float">
            <text:p>2048</text:p>
          </table:table-cell>
          <table:table-cell table:formula="of:=[.G20]/(1+[.G20])" office:value-type="percentage" office:value="0.996957527078009" calcext:value-type="percentage">
            <text:p>99,70 %</text:p>
          </table:table-cell>
          <table:table-cell table:formula="of:=[.H20]/(1+[.H20])" office:value-type="percentage" office:value="0.972720639680834" calcext:value-type="percentage">
            <text:p>97,27 %</text:p>
          </table:table-cell>
          <table:table-cell table:formula="of:=[.I20]/(1+[.I20])" office:value-type="percentage" office:value="0.999809301509569" calcext:value-type="percentage">
            <text:p>99,98 %</text:p>
          </table:table-cell>
        </table:table-row>
        <table:table-row table:style-name="ro1">
          <table:table-cell table:number-columns-repeated="5"/>
          <table:table-cell table:formula="of:=[.F20]+2" office:value-type="float" office:value="34" calcext:value-type="float">
            <text:p>34</text:p>
          </table:table-cell>
          <table:table-cell table:formula="of:=[.$D$5]*EXP([.$D$4]*[.F21])" office:value-type="float" office:value="655.36" calcext:value-type="float">
            <text:p>655,36</text:p>
          </table:table-cell>
          <table:table-cell table:formula="of:=[.$D$5]*EXP([.$D$4]*[.F21]*[.$G$1])" office:value-type="float" office:value="62.0837505642659" calcext:value-type="float">
            <text:p>62,0837505642659</text:p>
          </table:table-cell>
          <table:table-cell table:formula="of:=[.$D$5]*EXP([.$D$4]*[.F21]/[.$G$1])" office:value-type="float" office:value="12469.7403982109" calcext:value-type="float">
            <text:p>12469,7403982109</text:p>
          </table:table-cell>
          <table:table-cell table:formula="of:=[.F21]+2016" office:value-type="float" office:value="2050" calcext:value-type="float">
            <text:p>2050</text:p>
          </table:table-cell>
          <table:table-cell table:formula="of:=[.G21]/(1+[.G21])" office:value-type="percentage" office:value="0.998476445852886" calcext:value-type="percentage">
            <text:p>99,85 %</text:p>
          </table:table-cell>
          <table:table-cell table:formula="of:=[.H21]/(1+[.H21])" office:value-type="percentage" office:value="0.984148057288045" calcext:value-type="percentage">
            <text:p>98,41 %</text:p>
          </table:table-cell>
          <table:table-cell table:formula="of:=[.I21]/(1+[.I21])" office:value-type="percentage" office:value="0.999919812299184" calcext:value-type="percentage">
            <text:p>99,99 %</text:p>
          </table:table-cell>
        </table:table-row>
        <table:table-row table:style-name="ro1">
          <table:table-cell table:number-columns-repeated="5"/>
          <table:table-cell table:formula="of:=[.F21]+2" office:value-type="float" office:value="36" calcext:value-type="float">
            <text:p>36</text:p>
          </table:table-cell>
          <table:table-cell table:formula="of:=[.$D$5]*EXP([.$D$4]*[.F22])" office:value-type="float" office:value="1310.72" calcext:value-type="float">
            <text:p>1310,72</text:p>
          </table:table-cell>
          <table:table-cell table:formula="of:=[.$D$5]*EXP([.$D$4]*[.F22]*[.$G$1])" office:value-type="float" office:value="108.094088050516" calcext:value-type="float">
            <text:p>108,094088050516</text:p>
          </table:table-cell>
          <table:table-cell table:formula="of:=[.$D$5]*EXP([.$D$4]*[.F22]/[.$G$1])" office:value-type="float" office:value="29658.2080075786" calcext:value-type="float">
            <text:p>29658,2080075786</text:p>
          </table:table-cell>
          <table:table-cell table:formula="of:=[.F22]+2016" office:value-type="float" office:value="2052" calcext:value-type="float">
            <text:p>2052</text:p>
          </table:table-cell>
          <table:table-cell table:formula="of:=[.G22]/(1+[.G22])" office:value-type="percentage" office:value="0.999237642179733" calcext:value-type="percentage">
            <text:p>99,92 %</text:p>
          </table:table-cell>
          <table:table-cell table:formula="of:=[.H22]/(1+[.H22])" office:value-type="percentage" office:value="0.990833600446461" calcext:value-type="percentage">
            <text:p>99,08 %</text:p>
          </table:table-cell>
          <table:table-cell table:formula="of:=[.I22]/(1+[.I22])" office:value-type="percentage" office:value="0.999966283658021" calcext:value-type="percentage">
            <text:p>100,00 %</text:p>
          </table:table-cell>
        </table:table-row>
        <table:table-row table:style-name="ro1">
          <table:table-cell table:number-columns-repeated="5"/>
          <table:table-cell table:formula="of:=[.F22]+2" office:value-type="float" office:value="38" calcext:value-type="float">
            <text:p>38</text:p>
          </table:table-cell>
          <table:table-cell table:formula="of:=[.$D$5]*EXP([.$D$4]*[.F23])" office:value-type="float" office:value="2621.44" calcext:value-type="float">
            <text:p>2621,44</text:p>
          </table:table-cell>
          <table:table-cell table:formula="of:=[.$D$5]*EXP([.$D$4]*[.F23]*[.$G$1])" office:value-type="float" office:value="188.202738482714" calcext:value-type="float">
            <text:p>188,202738482714</text:p>
          </table:table-cell>
          <table:table-cell table:formula="of:=[.$D$5]*EXP([.$D$4]*[.F23]/[.$G$1])" office:value-type="float" office:value="70539.5039616862" calcext:value-type="float">
            <text:p>70539,5039616862</text:p>
          </table:table-cell>
          <table:table-cell table:formula="of:=[.F23]+2016" office:value-type="float" office:value="2054" calcext:value-type="float">
            <text:p>2054</text:p>
          </table:table-cell>
          <table:table-cell table:formula="of:=[.G23]/(1+[.G23])" office:value-type="percentage" office:value="0.9996186757371" calcext:value-type="percentage">
            <text:p>99,96 %</text:p>
          </table:table-cell>
          <table:table-cell table:formula="of:=[.H23]/(1+[.H23])" office:value-type="percentage" office:value="0.994714664237847" calcext:value-type="percentage">
            <text:p>99,47 %</text:p>
          </table:table-cell>
          <table:table-cell table:formula="of:=[.I23]/(1+[.I23])" office:value-type="percentage" office:value="0.999985823747438" calcext:value-type="percentage">
            <text:p>100,00 %</text:p>
          </table:table-cell>
        </table:table-row>
        <table:table-row table:style-name="ro1">
          <table:table-cell table:number-columns-repeated="5"/>
          <table:table-cell table:formula="of:=[.F23]+2" office:value-type="float" office:value="40" calcext:value-type="float">
            <text:p>40</text:p>
          </table:table-cell>
          <table:table-cell table:formula="of:=[.$D$5]*EXP([.$D$4]*[.F24])" office:value-type="float" office:value="5242.88" calcext:value-type="float">
            <text:p>5242,88</text:p>
          </table:table-cell>
          <table:table-cell table:formula="of:=[.$D$5]*EXP([.$D$4]*[.F24]*[.$G$1])" office:value-type="float" office:value="327.68" calcext:value-type="float">
            <text:p>327,68</text:p>
          </table:table-cell>
          <table:table-cell table:formula="of:=[.$D$5]*EXP([.$D$4]*[.F24]/[.$G$1])" office:value-type="float" office:value="167772.16" calcext:value-type="float">
            <text:p>167772,16</text:p>
          </table:table-cell>
          <table:table-cell table:formula="of:=[.F24]+2016" office:value-type="float" office:value="2056" calcext:value-type="float">
            <text:p>2056</text:p>
          </table:table-cell>
          <table:table-cell table:formula="of:=[.G24]/(1+[.G24])" office:value-type="percentage" office:value="0.999809301509569" calcext:value-type="percentage">
            <text:p>99,98 %</text:p>
          </table:table-cell>
          <table:table-cell table:formula="of:=[.H24]/(1+[.H24])" office:value-type="percentage" office:value="0.996957527078009" calcext:value-type="percentage">
            <text:p>99,70 %</text:p>
          </table:table-cell>
          <table:table-cell table:formula="of:=[.I24]/(1+[.I24])" office:value-type="percentage" office:value="0.999994039571049" calcext:value-type="percentage">
            <text:p>100,00 %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style-name="Default">
            <draw:frame draw:z-index="2" draw:style-name="gr1" draw:text-style-name="P1" svg:width="15.804cm" svg:height="8.896cm" svg:x="0cm" svg:y="0cm">
              <draw:object draw:notify-on-update-of-ranges="prognose_neu.A4:prognose_neu.A8 prognose_neu.B4:prognose_neu.B8 prognose_neu.J4:prognose_neu.J24 prognose_neu.K4:prognose_neu.K24 prognose_neu.J4:prognose_neu.J24 prognose_neu.L4:prognose_neu.L24 prognose_neu.J4:prognose_neu.J24 prognose_neu.M4:prognose_neu.M24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06-04T09:54:00.800271379</meta:creation-date>
    <dc:date>2023-01-08T21:58:16.868000000</dc:date>
    <meta:editing-duration>PT1H35M24S</meta:editing-duration>
    <meta:editing-cycles>5</meta:editing-cycles>
    <meta:generator>LibreOffice/7.4.3.2$Windows_X86_64 LibreOffice_project/1048a8393ae2eeec98dff31b5c133c5f1d08b890</meta:generator>
    <meta:document-statistic meta:table-count="2" meta:cell-count="384" meta:object-count="5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2015" chart:maximum="205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">
      <style:chart-properties chart:display-label="true" chart:tick-marks-minor-inner="false" chart:tick-marks-minor-outer="true" chart:logarithmic="false" chart:minimum="0" chart:maximum="1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1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1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1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1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805cm" svg:height="8.897cm" xlink:href=".." xlink:type="simple" chart:class="chart:scatter" chart:style-name="ch1">
        <chart:title svg:x="2.17cm" svg:y="0.312cm" chart:style-name="ch2">
          <text:p>Prognose Stand ~2015: Anteil Elektroautos an Neuwagen weltweit</text:p>
        </chart:title>
        <chart:legend chart:legend-position="end" svg:x="12.344cm" svg:y="3.402cm" style:legend-expansion="high" chart:style-name="ch3"/>
        <chart:plot-area chart:style-name="ch4" table:cell-range-address="prognose_alt.A4:prognose_alt.B8 prognose_alt.A1:prognose_alt.A1 prognose_alt.K3:prognose_alt.M24" chart:data-source-has-labels="row" svg:x="1.327cm" svg:y="1.772cm" svg:width="10.701cm" svg:height="5.967cm">
          <chart:coordinate-region svg:x="2.557cm" svg:y="1.971cm" svg:width="9.099cm" svg:height="5.121cm"/>
          <chart:axis chart:dimension="x" chart:name="primary-x" chart:style-name="ch5">
            <chart:title svg:x="6.302cm" svg:y="7.916cm" chart:style-name="ch6">
              <text:p>Jahr</text:p>
            </chart:title>
          </chart:axis>
          <chart:axis chart:dimension="y" chart:name="primary-y" chart:style-name="ch7">
            <chart:title svg:x="0.451cm" svg:y="5.222cm" chart:style-name="ch8">
              <text:p>Anteil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prognose_alt.B4:prognose_alt.B8" chart:label-cell-address="prognose_alt.A1:prognose_alt.A1" chart:class="chart:scatter">
            <chart:domain table:cell-range-address="prognose_alt.A4:prognose_alt.A8"/>
            <chart:data-point chart:repeated="5"/>
          </chart:series>
          <chart:series chart:style-name="ch12" chart:values-cell-range-address="prognose_alt.K4:prognose_alt.K24" chart:label-cell-address="prognose_alt.K3:prognose_alt.K3" chart:class="chart:scatter">
            <chart:domain table:cell-range-address="prognose_alt.J4:prognose_alt.J24"/>
            <chart:data-point chart:repeated="21"/>
          </chart:series>
          <chart:series chart:style-name="ch13" chart:values-cell-range-address="prognose_alt.L4:prognose_alt.L24" chart:label-cell-address="prognose_alt.L3:prognose_alt.L3" chart:class="chart:scatter">
            <chart:domain table:cell-range-address="prognose_alt.J4:prognose_alt.J24"/>
            <chart:data-point chart:repeated="21"/>
          </chart:series>
          <chart:series chart:style-name="ch14" chart:values-cell-range-address="prognose_alt.M4:prognose_alt.M24" chart:label-cell-address="prognose_alt.M3:prognose_alt.M3" chart:class="chart:scatter">
            <chart:domain table:cell-range-address="prognose_alt.J4:prognose_alt.J24"/>
            <chart:data-point chart:repeated="2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Datenpunkte</text:p>
                <draw:g>
                  <svg:desc>prognose_alt.A1:prognose_alt.A1</svg:desc>
                </draw:g>
              </table:table-cell>
              <table:table-cell office:value-type="string">
                <text:p>Spalte J</text:p>
              </table:table-cell>
              <table:table-cell office:value-type="string">
                <text:p>Prognose</text:p>
                <draw:g>
                  <svg:desc>prognose_alt.K3:prognose_alt.K3</svg:desc>
                </draw:g>
              </table:table-cell>
              <table:table-cell office:value-type="string">
                <text:p>Spalte J</text:p>
              </table:table-cell>
              <table:table-cell office:value-type="string">
                <text:p>pessimistisch</text:p>
                <draw:g>
                  <svg:desc>prognose_alt.L3:prognose_alt.L3</svg:desc>
                </draw:g>
              </table:table-cell>
              <table:table-cell office:value-type="string">
                <text:p>Spalte J</text:p>
              </table:table-cell>
              <table:table-cell office:value-type="string">
                <text:p>optimistisch</text:p>
                <draw:g>
                  <svg:desc>prognose_alt.M3:prognose_alt.M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6">
                <text:p>2016</text:p>
                <draw:g>
                  <svg:desc>prognose_alt.A4:prognose_alt.A8</svg:desc>
                </draw:g>
              </table:table-cell>
              <table:table-cell office:value-type="float" office:value="0.004">
                <text:p>0.004</text:p>
                <draw:g>
                  <svg:desc>prognose_alt.B4:prognose_alt.B8</svg:desc>
                </draw:g>
              </table:table-cell>
              <table:table-cell office:value-type="float" office:value="2016">
                <text:p>2016</text:p>
                <draw:g>
                  <svg:desc>prognose_alt.J4:prognose_alt.J24</svg:desc>
                </draw:g>
              </table:table-cell>
              <table:table-cell office:value-type="float" office:value="0.00398406374501992">
                <text:p>0.00398406374501992</text:p>
                <draw:g>
                  <svg:desc>prognose_alt.K4:prognose_alt.K24</svg:desc>
                </draw:g>
              </table:table-cell>
              <table:table-cell office:value-type="float" office:value="2016">
                <text:p>2016</text:p>
                <draw:g>
                  <svg:desc>prognose_alt.J4:prognose_alt.J24</svg:desc>
                </draw:g>
              </table:table-cell>
              <table:table-cell office:value-type="float" office:value="0.00398406374501992">
                <text:p>0.00398406374501992</text:p>
                <draw:g>
                  <svg:desc>prognose_alt.L4:prognose_alt.L24</svg:desc>
                </draw:g>
              </table:table-cell>
              <table:table-cell office:value-type="float" office:value="2016">
                <text:p>2016</text:p>
                <draw:g>
                  <svg:desc>prognose_alt.J4:prognose_alt.J24</svg:desc>
                </draw:g>
              </table:table-cell>
              <table:table-cell office:value-type="float" office:value="0.00398406374501992">
                <text:p>0.00398406374501992</text:p>
                <draw:g>
                  <svg:desc>prognose_alt.M4:prognose_alt.M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20">
                <text:p>2020</text:p>
              </table:table-cell>
              <table:table-cell office:value-type="float" office:value="0.01">
                <text:p>0.01</text:p>
              </table:table-cell>
              <table:table-cell office:value-type="float" office:value="2018">
                <text:p>2018</text:p>
              </table:table-cell>
              <table:table-cell office:value-type="float" office:value="0.00629963577045414">
                <text:p>0.00629963577045414</text:p>
              </table:table-cell>
              <table:table-cell office:value-type="float" office:value="2018">
                <text:p>2018</text:p>
              </table:table-cell>
              <table:table-cell office:value-type="float" office:value="0.00574852251074348">
                <text:p>0.00574852251074348</text:p>
              </table:table-cell>
              <table:table-cell office:value-type="float" office:value="2018">
                <text:p>2018</text:p>
              </table:table-cell>
              <table:table-cell office:value-type="float" office:value="0.00706287855412209">
                <text:p>0.007062878554122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30">
                <text:p>2030</text:p>
              </table:table-cell>
              <table:table-cell office:value-type="float" office:value="0.1">
                <text:p>0.1</text:p>
              </table:table-cell>
              <table:table-cell office:value-type="float" office:value="2020">
                <text:p>2020</text:p>
              </table:table-cell>
              <table:table-cell office:value-type="float" office:value="0.00994759679240247">
                <text:p>0.00994759679240247</text:p>
              </table:table-cell>
              <table:table-cell office:value-type="float" office:value="2020">
                <text:p>2020</text:p>
              </table:table-cell>
              <table:table-cell office:value-type="float" office:value="0.00828792083964379">
                <text:p>0.00828792083964379</text:p>
              </table:table-cell>
              <table:table-cell office:value-type="float" office:value="2020">
                <text:p>2020</text:p>
              </table:table-cell>
              <table:table-cell office:value-type="float" office:value="0.0124911092181484">
                <text:p>0.01249110921814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2">
                <text:p>2022</text:p>
              </table:table-cell>
              <table:table-cell office:value-type="float" office:value="0.0156746787420073">
                <text:p>0.0156746787420073</text:p>
              </table:table-cell>
              <table:table-cell office:value-type="float" office:value="2022">
                <text:p>2022</text:p>
              </table:table-cell>
              <table:table-cell office:value-type="float" office:value="0.0119356268146758">
                <text:p>0.0119356268146758</text:p>
              </table:table-cell>
              <table:table-cell office:value-type="float" office:value="2022">
                <text:p>2022</text:p>
              </table:table-cell>
              <table:table-cell office:value-type="float" office:value="0.021998819201909">
                <text:p>0.0219988192019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4">
                <text:p>2024</text:p>
              </table:table-cell>
              <table:table-cell office:value-type="float" office:value="0.0246170026347484">
                <text:p>0.0246170026347484</text:p>
              </table:table-cell>
              <table:table-cell office:value-type="float" office:value="2024">
                <text:p>2024</text:p>
              </table:table-cell>
              <table:table-cell office:value-type="float" office:value="0.0171609915099651">
                <text:p>0.0171609915099651</text:p>
              </table:table-cell>
              <table:table-cell office:value-type="float" office:value="2024">
                <text:p>2024</text:p>
              </table:table-cell>
              <table:table-cell office:value-type="float" office:value="0.0384615384615385">
                <text:p>0.03846153846153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6">
                <text:p>2026</text:p>
              </table:table-cell>
              <table:table-cell office:value-type="float" office:value="0.0384615384615385">
                <text:p>0.0384615384615385</text:p>
              </table:table-cell>
              <table:table-cell office:value-type="float" office:value="2026">
                <text:p>2026</text:p>
              </table:table-cell>
              <table:table-cell office:value-type="float" office:value="0.0246170026347484">
                <text:p>0.0246170026347484</text:p>
              </table:table-cell>
              <table:table-cell office:value-type="float" office:value="2026">
                <text:p>2026</text:p>
              </table:table-cell>
              <table:table-cell office:value-type="float" office:value="0.0664075306261934">
                <text:p>0.06640753062619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8">
                <text:p>2028</text:p>
              </table:table-cell>
              <table:table-cell office:value-type="float" office:value="0.0596163084420649">
                <text:p>0.0596163084420649</text:p>
              </table:table-cell>
              <table:table-cell office:value-type="float" office:value="2028">
                <text:p>2028</text:p>
              </table:table-cell>
              <table:table-cell office:value-type="float" office:value="0.0351964517539766">
                <text:p>0.0351964517539766</text:p>
              </table:table-cell>
              <table:table-cell office:value-type="float" office:value="2028">
                <text:p>2028</text:p>
              </table:table-cell>
              <table:table-cell office:value-type="float" office:value="0.112287709762942">
                <text:p>0.1122877097629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30">
                <text:p>2030</text:p>
              </table:table-cell>
              <table:table-cell office:value-type="float" office:value="0.0913018610251567">
                <text:p>0.0913018610251567</text:p>
              </table:table-cell>
              <table:table-cell office:value-type="float" office:value="2030">
                <text:p>2030</text:p>
              </table:table-cell>
              <table:table-cell office:value-type="float" office:value="0.0500890599119794">
                <text:p>0.0500890599119794</text:p>
              </table:table-cell>
              <table:table-cell office:value-type="float" office:value="2030">
                <text:p>2030</text:p>
              </table:table-cell>
              <table:table-cell office:value-type="float" office:value="0.183631171536829">
                <text:p>0.1836311715368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32">
                <text:p>2032</text:p>
              </table:table-cell>
              <table:table-cell office:value-type="float" office:value="0.137367994737567">
                <text:p>0.137367994737567</text:p>
              </table:table-cell>
              <table:table-cell office:value-type="float" office:value="2032">
                <text:p>2032</text:p>
              </table:table-cell>
              <table:table-cell office:value-type="float" office:value="0.0708205943000664">
                <text:p>0.0708205943000664</text:p>
              </table:table-cell>
              <table:table-cell office:value-type="float" office:value="2032">
                <text:p>2032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34">
                <text:p>2034</text:p>
              </table:table-cell>
              <table:table-cell office:value-type="float" office:value="0.201522178381816">
                <text:p>0.201522178381816</text:p>
              </table:table-cell>
              <table:table-cell office:value-type="float" office:value="2034">
                <text:p>2034</text:p>
              </table:table-cell>
              <table:table-cell office:value-type="float" office:value="0.099236362601815">
                <text:p>0.099236362601815</text:p>
              </table:table-cell>
              <table:table-cell office:value-type="float" office:value="2034">
                <text:p>2034</text:p>
              </table:table-cell>
              <table:table-cell office:value-type="float" office:value="0.415652938858134">
                <text:p>0.4156529388581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36">
                <text:p>2036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2036">
                <text:p>2036</text:p>
              </table:table-cell>
              <table:table-cell office:value-type="float" office:value="0.137367994737567">
                <text:p>0.137367994737567</text:p>
              </table:table-cell>
              <table:table-cell office:value-type="float" office:value="2036">
                <text:p>2036</text:p>
              </table:table-cell>
              <table:table-cell office:value-type="float" office:value="0.558481559887747">
                <text:p>0.5584815598877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38">
                <text:p>2038</text:p>
              </table:table-cell>
              <table:table-cell office:value-type="float" office:value="0.38798889414933">
                <text:p>0.38798889414933</text:p>
              </table:table-cell>
              <table:table-cell office:value-type="float" office:value="2038">
                <text:p>2038</text:p>
              </table:table-cell>
              <table:table-cell office:value-type="float" office:value="0.187108169582852">
                <text:p>0.187108169582852</text:p>
              </table:table-cell>
              <table:table-cell office:value-type="float" office:value="2038">
                <text:p>2038</text:p>
              </table:table-cell>
              <table:table-cell office:value-type="float" office:value="0.692247590701582">
                <text:p>0.6922475907015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40">
                <text:p>2040</text:p>
              </table:table-cell>
              <table:table-cell office:value-type="float" office:value="0.501185824107551">
                <text:p>0.501185824107551</text:p>
              </table:table-cell>
              <table:table-cell office:value-type="float" office:value="2040">
                <text:p>2040</text:p>
              </table:table-cell>
              <table:table-cell office:value-type="float" office:value="0.249646682131787">
                <text:p>0.249646682131787</text:p>
              </table:table-cell>
              <table:table-cell office:value-type="float" office:value="2040">
                <text:p>204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42">
                <text:p>2042</text:p>
              </table:table-cell>
              <table:table-cell office:value-type="float" office:value="0.614261326893676">
                <text:p>0.614261326893676</text:p>
              </table:table-cell>
              <table:table-cell office:value-type="float" office:value="2042">
                <text:p>2042</text:p>
              </table:table-cell>
              <table:table-cell office:value-type="float" office:value="0.324737591236282">
                <text:p>0.324737591236282</text:p>
              </table:table-cell>
              <table:table-cell office:value-type="float" office:value="2042">
                <text:p>2042</text:p>
              </table:table-cell>
              <table:table-cell office:value-type="float" office:value="0.876742820164406">
                <text:p>0.8767428201644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44">
                <text:p>2044</text:p>
              </table:table-cell>
              <table:table-cell office:value-type="float" office:value="0.716217815123033">
                <text:p>0.716217815123033</text:p>
              </table:table-cell>
              <table:table-cell office:value-type="float" office:value="2044">
                <text:p>2044</text:p>
              </table:table-cell>
              <table:table-cell office:value-type="float" office:value="0.410071378758549">
                <text:p>0.410071378758549</text:p>
              </table:table-cell>
              <table:table-cell office:value-type="float" office:value="2044">
                <text:p>2044</text:p>
              </table:table-cell>
              <table:table-cell office:value-type="float" office:value="0.926735153203311">
                <text:p>0.9267351532033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46">
                <text:p>2046</text:p>
              </table:table-cell>
              <table:table-cell office:value-type="float" office:value="0.8">
                <text:p>0.8</text:p>
              </table:table-cell>
              <table:table-cell office:value-type="float" office:value="2046">
                <text:p>2046</text:p>
              </table:table-cell>
              <table:table-cell office:value-type="float" office:value="0.501185824107551">
                <text:p>0.501185824107551</text:p>
              </table:table-cell>
              <table:table-cell office:value-type="float" office:value="2046">
                <text:p>2046</text:p>
              </table:table-cell>
              <table:table-cell office:value-type="float" office:value="0.95743531243626">
                <text:p>0.957435312436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48">
                <text:p>2048</text:p>
              </table:table-cell>
              <table:table-cell office:value-type="float" office:value="0.863752287584282">
                <text:p>0.863752287584282</text:p>
              </table:table-cell>
              <table:table-cell office:value-type="float" office:value="2048">
                <text:p>2048</text:p>
              </table:table-cell>
              <table:table-cell office:value-type="float" office:value="0.592221580833214">
                <text:p>0.592221580833214</text:p>
              </table:table-cell>
              <table:table-cell office:value-type="float" office:value="2048">
                <text:p>2048</text:p>
              </table:table-cell>
              <table:table-cell office:value-type="float" office:value="0.975609756097561">
                <text:p>0.9756097560975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50">
                <text:p>2050</text:p>
              </table:table-cell>
              <table:table-cell office:value-type="float" office:value="0.90948215786579">
                <text:p>0.90948215786579</text:p>
              </table:table-cell>
              <table:table-cell office:value-type="float" office:value="2050">
                <text:p>2050</text:p>
              </table:table-cell>
              <table:table-cell office:value-type="float" office:value="0.677339193508271">
                <text:p>0.677339193508271</text:p>
              </table:table-cell>
              <table:table-cell office:value-type="float" office:value="2050">
                <text:p>2050</text:p>
              </table:table-cell>
              <table:table-cell office:value-type="float" office:value="0.986136369183376">
                <text:p>0.9861363691833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52">
                <text:p>2052</text:p>
              </table:table-cell>
              <table:table-cell office:value-type="float" office:value="0.94091331525463">
                <text:p>0.94091331525463</text:p>
              </table:table-cell>
              <table:table-cell office:value-type="float" office:value="2052">
                <text:p>2052</text:p>
              </table:table-cell>
              <table:table-cell office:value-type="float" office:value="0.752126156490475">
                <text:p>0.752126156490475</text:p>
              </table:table-cell>
              <table:table-cell office:value-type="float" office:value="2052">
                <text:p>2052</text:p>
              </table:table-cell>
              <table:table-cell office:value-type="float" office:value="0.992156315619305">
                <text:p>0.9921563156193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54">
                <text:p>2054</text:p>
              </table:table-cell>
              <table:table-cell office:value-type="float" office:value="0.961887765705541">
                <text:p>0.961887765705541</text:p>
              </table:table-cell>
              <table:table-cell office:value-type="float" office:value="2054">
                <text:p>2054</text:p>
              </table:table-cell>
              <table:table-cell office:value-type="float" office:value="0.814330450566453">
                <text:p>0.814330450566453</text:p>
              </table:table-cell>
              <table:table-cell office:value-type="float" office:value="2054">
                <text:p>2054</text:p>
              </table:table-cell>
              <table:table-cell office:value-type="float" office:value="0.995573978233343">
                <text:p>0.9955739782333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56">
                <text:p>2056</text:p>
              </table:table-cell>
              <table:table-cell office:value-type="float" office:value="0.975609756097561">
                <text:p>0.975609756097561</text:p>
              </table:table-cell>
              <table:table-cell office:value-type="float" office:value="2056">
                <text:p>2056</text:p>
              </table:table-cell>
              <table:table-cell office:value-type="float" office:value="0.863752287584282">
                <text:p>0.863752287584282</text:p>
              </table:table-cell>
              <table:table-cell office:value-type="float" office:value="2056">
                <text:p>2056</text:p>
              </table:table-cell>
              <table:table-cell office:value-type="float" office:value="0.997506234413965">
                <text:p>0.9975062344139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2015" chart:maximum="205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">
      <style:chart-properties chart:display-label="true" chart:tick-marks-minor-inner="false" chart:tick-marks-minor-outer="true" chart:logarithmic="true" chart:minimum="0.0035" chart:maximum="1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1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1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1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1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805cm" svg:height="8.897cm" xlink:href=".." xlink:type="simple" chart:class="chart:scatter" chart:style-name="ch1">
        <chart:title svg:x="2.62cm" svg:y="0.313cm" chart:style-name="ch2">
          <text:p>Prognose: Anteil Elektroautos an Neuwagen weltweit</text:p>
        </chart:title>
        <chart:legend chart:legend-position="end" svg:x="12.344cm" svg:y="3.402cm" style:legend-expansion="high" chart:style-name="ch3"/>
        <chart:plot-area chart:style-name="ch4" table:cell-range-address="prognose_alt.A4:prognose_alt.B8 prognose_alt.K3:prognose_alt.M24" chart:data-source-has-labels="row" svg:x="1.327cm" svg:y="1.269cm" svg:width="10.701cm" svg:height="6.47cm">
          <chart:coordinate-region svg:x="2.557cm" svg:y="1.468cm" svg:width="9.099cm" svg:height="5.625cm"/>
          <chart:axis chart:dimension="x" chart:name="primary-x" chart:style-name="ch5">
            <chart:title svg:x="6.302cm" svg:y="7.916cm" chart:style-name="ch6">
              <text:p>Jahr</text:p>
            </chart:title>
          </chart:axis>
          <chart:axis chart:dimension="y" chart:name="primary-y" chart:style-name="ch7">
            <chart:title svg:x="0.451cm" svg:y="4.971cm" chart:style-name="ch8">
              <text:p>Anteil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prognose_alt.B4:prognose_alt.B8" loext:label-string="datenpunkte" chart:class="chart:scatter">
            <chart:domain table:cell-range-address="prognose_alt.A4:prognose_alt.A8"/>
            <chart:data-point chart:repeated="5"/>
          </chart:series>
          <chart:series chart:style-name="ch12" chart:values-cell-range-address="prognose_alt.K4:prognose_alt.K24" chart:label-cell-address="prognose_alt.K3:prognose_alt.K3" chart:class="chart:scatter">
            <chart:domain table:cell-range-address="prognose_alt.J4:prognose_alt.J24"/>
            <chart:data-point chart:repeated="21"/>
          </chart:series>
          <chart:series chart:style-name="ch13" chart:values-cell-range-address="prognose_alt.L4:prognose_alt.L24" chart:label-cell-address="prognose_alt.L3:prognose_alt.L3" chart:class="chart:scatter">
            <chart:domain table:cell-range-address="prognose_alt.J4:prognose_alt.J24"/>
            <chart:data-point chart:repeated="21"/>
          </chart:series>
          <chart:series chart:style-name="ch14" chart:values-cell-range-address="prognose_alt.M4:prognose_alt.M24" chart:label-cell-address="prognose_alt.M3:prognose_alt.M3" chart:class="chart:scatter">
            <chart:domain table:cell-range-address="prognose_alt.J4:prognose_alt.J24"/>
            <chart:data-point chart:repeated="2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datenpunkte</text:p>
              </table:table-cell>
              <table:table-cell office:value-type="string">
                <text:p>Spalte J</text:p>
              </table:table-cell>
              <table:table-cell office:value-type="string">
                <text:p>Prognose</text:p>
                <draw:g>
                  <svg:desc>prognose_alt.K3:prognose_alt.K3</svg:desc>
                </draw:g>
              </table:table-cell>
              <table:table-cell office:value-type="string">
                <text:p>Spalte J</text:p>
              </table:table-cell>
              <table:table-cell office:value-type="string">
                <text:p>pessimistisch</text:p>
                <draw:g>
                  <svg:desc>prognose_alt.L3:prognose_alt.L3</svg:desc>
                </draw:g>
              </table:table-cell>
              <table:table-cell office:value-type="string">
                <text:p>Spalte J</text:p>
              </table:table-cell>
              <table:table-cell office:value-type="string">
                <text:p>optimistisch</text:p>
                <draw:g>
                  <svg:desc>prognose_alt.M3:prognose_alt.M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6">
                <text:p>2016</text:p>
                <draw:g>
                  <svg:desc>prognose_alt.A4:prognose_alt.A8</svg:desc>
                </draw:g>
              </table:table-cell>
              <table:table-cell office:value-type="float" office:value="0.004">
                <text:p>0.004</text:p>
                <draw:g>
                  <svg:desc>prognose_alt.B4:prognose_alt.B8</svg:desc>
                </draw:g>
              </table:table-cell>
              <table:table-cell office:value-type="float" office:value="2016">
                <text:p>2016</text:p>
                <draw:g>
                  <svg:desc>prognose_alt.J4:prognose_alt.J24</svg:desc>
                </draw:g>
              </table:table-cell>
              <table:table-cell office:value-type="float" office:value="0.00398406374501992">
                <text:p>0.00398406374501992</text:p>
                <draw:g>
                  <svg:desc>prognose_alt.K4:prognose_alt.K24</svg:desc>
                </draw:g>
              </table:table-cell>
              <table:table-cell office:value-type="float" office:value="2016">
                <text:p>2016</text:p>
                <draw:g>
                  <svg:desc>prognose_alt.J4:prognose_alt.J24</svg:desc>
                </draw:g>
              </table:table-cell>
              <table:table-cell office:value-type="float" office:value="0.00398406374501992">
                <text:p>0.00398406374501992</text:p>
                <draw:g>
                  <svg:desc>prognose_alt.L4:prognose_alt.L24</svg:desc>
                </draw:g>
              </table:table-cell>
              <table:table-cell office:value-type="float" office:value="2016">
                <text:p>2016</text:p>
                <draw:g>
                  <svg:desc>prognose_alt.J4:prognose_alt.J24</svg:desc>
                </draw:g>
              </table:table-cell>
              <table:table-cell office:value-type="float" office:value="0.00398406374501992">
                <text:p>0.00398406374501992</text:p>
                <draw:g>
                  <svg:desc>prognose_alt.M4:prognose_alt.M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20">
                <text:p>2020</text:p>
              </table:table-cell>
              <table:table-cell office:value-type="float" office:value="0.01">
                <text:p>0.01</text:p>
              </table:table-cell>
              <table:table-cell office:value-type="float" office:value="2018">
                <text:p>2018</text:p>
              </table:table-cell>
              <table:table-cell office:value-type="float" office:value="0.00629963577045414">
                <text:p>0.00629963577045414</text:p>
              </table:table-cell>
              <table:table-cell office:value-type="float" office:value="2018">
                <text:p>2018</text:p>
              </table:table-cell>
              <table:table-cell office:value-type="float" office:value="0.00574852251074348">
                <text:p>0.00574852251074348</text:p>
              </table:table-cell>
              <table:table-cell office:value-type="float" office:value="2018">
                <text:p>2018</text:p>
              </table:table-cell>
              <table:table-cell office:value-type="float" office:value="0.00706287855412209">
                <text:p>0.007062878554122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30">
                <text:p>2030</text:p>
              </table:table-cell>
              <table:table-cell office:value-type="float" office:value="0.1">
                <text:p>0.1</text:p>
              </table:table-cell>
              <table:table-cell office:value-type="float" office:value="2020">
                <text:p>2020</text:p>
              </table:table-cell>
              <table:table-cell office:value-type="float" office:value="0.00994759679240247">
                <text:p>0.00994759679240247</text:p>
              </table:table-cell>
              <table:table-cell office:value-type="float" office:value="2020">
                <text:p>2020</text:p>
              </table:table-cell>
              <table:table-cell office:value-type="float" office:value="0.00828792083964379">
                <text:p>0.00828792083964379</text:p>
              </table:table-cell>
              <table:table-cell office:value-type="float" office:value="2020">
                <text:p>2020</text:p>
              </table:table-cell>
              <table:table-cell office:value-type="float" office:value="0.0124911092181484">
                <text:p>0.01249110921814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2">
                <text:p>2022</text:p>
              </table:table-cell>
              <table:table-cell office:value-type="float" office:value="0.0156746787420073">
                <text:p>0.0156746787420073</text:p>
              </table:table-cell>
              <table:table-cell office:value-type="float" office:value="2022">
                <text:p>2022</text:p>
              </table:table-cell>
              <table:table-cell office:value-type="float" office:value="0.0119356268146758">
                <text:p>0.0119356268146758</text:p>
              </table:table-cell>
              <table:table-cell office:value-type="float" office:value="2022">
                <text:p>2022</text:p>
              </table:table-cell>
              <table:table-cell office:value-type="float" office:value="0.021998819201909">
                <text:p>0.0219988192019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4">
                <text:p>2024</text:p>
              </table:table-cell>
              <table:table-cell office:value-type="float" office:value="0.0246170026347484">
                <text:p>0.0246170026347484</text:p>
              </table:table-cell>
              <table:table-cell office:value-type="float" office:value="2024">
                <text:p>2024</text:p>
              </table:table-cell>
              <table:table-cell office:value-type="float" office:value="0.0171609915099651">
                <text:p>0.0171609915099651</text:p>
              </table:table-cell>
              <table:table-cell office:value-type="float" office:value="2024">
                <text:p>2024</text:p>
              </table:table-cell>
              <table:table-cell office:value-type="float" office:value="0.0384615384615385">
                <text:p>0.03846153846153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6">
                <text:p>2026</text:p>
              </table:table-cell>
              <table:table-cell office:value-type="float" office:value="0.0384615384615385">
                <text:p>0.0384615384615385</text:p>
              </table:table-cell>
              <table:table-cell office:value-type="float" office:value="2026">
                <text:p>2026</text:p>
              </table:table-cell>
              <table:table-cell office:value-type="float" office:value="0.0246170026347484">
                <text:p>0.0246170026347484</text:p>
              </table:table-cell>
              <table:table-cell office:value-type="float" office:value="2026">
                <text:p>2026</text:p>
              </table:table-cell>
              <table:table-cell office:value-type="float" office:value="0.0664075306261934">
                <text:p>0.06640753062619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8">
                <text:p>2028</text:p>
              </table:table-cell>
              <table:table-cell office:value-type="float" office:value="0.0596163084420649">
                <text:p>0.0596163084420649</text:p>
              </table:table-cell>
              <table:table-cell office:value-type="float" office:value="2028">
                <text:p>2028</text:p>
              </table:table-cell>
              <table:table-cell office:value-type="float" office:value="0.0351964517539766">
                <text:p>0.0351964517539766</text:p>
              </table:table-cell>
              <table:table-cell office:value-type="float" office:value="2028">
                <text:p>2028</text:p>
              </table:table-cell>
              <table:table-cell office:value-type="float" office:value="0.112287709762942">
                <text:p>0.1122877097629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30">
                <text:p>2030</text:p>
              </table:table-cell>
              <table:table-cell office:value-type="float" office:value="0.0913018610251567">
                <text:p>0.0913018610251567</text:p>
              </table:table-cell>
              <table:table-cell office:value-type="float" office:value="2030">
                <text:p>2030</text:p>
              </table:table-cell>
              <table:table-cell office:value-type="float" office:value="0.0500890599119794">
                <text:p>0.0500890599119794</text:p>
              </table:table-cell>
              <table:table-cell office:value-type="float" office:value="2030">
                <text:p>2030</text:p>
              </table:table-cell>
              <table:table-cell office:value-type="float" office:value="0.183631171536829">
                <text:p>0.1836311715368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32">
                <text:p>2032</text:p>
              </table:table-cell>
              <table:table-cell office:value-type="float" office:value="0.137367994737567">
                <text:p>0.137367994737567</text:p>
              </table:table-cell>
              <table:table-cell office:value-type="float" office:value="2032">
                <text:p>2032</text:p>
              </table:table-cell>
              <table:table-cell office:value-type="float" office:value="0.0708205943000664">
                <text:p>0.0708205943000664</text:p>
              </table:table-cell>
              <table:table-cell office:value-type="float" office:value="2032">
                <text:p>2032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34">
                <text:p>2034</text:p>
              </table:table-cell>
              <table:table-cell office:value-type="float" office:value="0.201522178381816">
                <text:p>0.201522178381816</text:p>
              </table:table-cell>
              <table:table-cell office:value-type="float" office:value="2034">
                <text:p>2034</text:p>
              </table:table-cell>
              <table:table-cell office:value-type="float" office:value="0.099236362601815">
                <text:p>0.099236362601815</text:p>
              </table:table-cell>
              <table:table-cell office:value-type="float" office:value="2034">
                <text:p>2034</text:p>
              </table:table-cell>
              <table:table-cell office:value-type="float" office:value="0.415652938858134">
                <text:p>0.4156529388581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36">
                <text:p>2036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2036">
                <text:p>2036</text:p>
              </table:table-cell>
              <table:table-cell office:value-type="float" office:value="0.137367994737567">
                <text:p>0.137367994737567</text:p>
              </table:table-cell>
              <table:table-cell office:value-type="float" office:value="2036">
                <text:p>2036</text:p>
              </table:table-cell>
              <table:table-cell office:value-type="float" office:value="0.558481559887747">
                <text:p>0.5584815598877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38">
                <text:p>2038</text:p>
              </table:table-cell>
              <table:table-cell office:value-type="float" office:value="0.38798889414933">
                <text:p>0.38798889414933</text:p>
              </table:table-cell>
              <table:table-cell office:value-type="float" office:value="2038">
                <text:p>2038</text:p>
              </table:table-cell>
              <table:table-cell office:value-type="float" office:value="0.187108169582852">
                <text:p>0.187108169582852</text:p>
              </table:table-cell>
              <table:table-cell office:value-type="float" office:value="2038">
                <text:p>2038</text:p>
              </table:table-cell>
              <table:table-cell office:value-type="float" office:value="0.692247590701582">
                <text:p>0.6922475907015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40">
                <text:p>2040</text:p>
              </table:table-cell>
              <table:table-cell office:value-type="float" office:value="0.501185824107551">
                <text:p>0.501185824107551</text:p>
              </table:table-cell>
              <table:table-cell office:value-type="float" office:value="2040">
                <text:p>2040</text:p>
              </table:table-cell>
              <table:table-cell office:value-type="float" office:value="0.249646682131787">
                <text:p>0.249646682131787</text:p>
              </table:table-cell>
              <table:table-cell office:value-type="float" office:value="2040">
                <text:p>204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42">
                <text:p>2042</text:p>
              </table:table-cell>
              <table:table-cell office:value-type="float" office:value="0.614261326893676">
                <text:p>0.614261326893676</text:p>
              </table:table-cell>
              <table:table-cell office:value-type="float" office:value="2042">
                <text:p>2042</text:p>
              </table:table-cell>
              <table:table-cell office:value-type="float" office:value="0.324737591236282">
                <text:p>0.324737591236282</text:p>
              </table:table-cell>
              <table:table-cell office:value-type="float" office:value="2042">
                <text:p>2042</text:p>
              </table:table-cell>
              <table:table-cell office:value-type="float" office:value="0.876742820164406">
                <text:p>0.8767428201644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44">
                <text:p>2044</text:p>
              </table:table-cell>
              <table:table-cell office:value-type="float" office:value="0.716217815123033">
                <text:p>0.716217815123033</text:p>
              </table:table-cell>
              <table:table-cell office:value-type="float" office:value="2044">
                <text:p>2044</text:p>
              </table:table-cell>
              <table:table-cell office:value-type="float" office:value="0.410071378758549">
                <text:p>0.410071378758549</text:p>
              </table:table-cell>
              <table:table-cell office:value-type="float" office:value="2044">
                <text:p>2044</text:p>
              </table:table-cell>
              <table:table-cell office:value-type="float" office:value="0.926735153203311">
                <text:p>0.9267351532033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46">
                <text:p>2046</text:p>
              </table:table-cell>
              <table:table-cell office:value-type="float" office:value="0.8">
                <text:p>0.8</text:p>
              </table:table-cell>
              <table:table-cell office:value-type="float" office:value="2046">
                <text:p>2046</text:p>
              </table:table-cell>
              <table:table-cell office:value-type="float" office:value="0.501185824107551">
                <text:p>0.501185824107551</text:p>
              </table:table-cell>
              <table:table-cell office:value-type="float" office:value="2046">
                <text:p>2046</text:p>
              </table:table-cell>
              <table:table-cell office:value-type="float" office:value="0.95743531243626">
                <text:p>0.957435312436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48">
                <text:p>2048</text:p>
              </table:table-cell>
              <table:table-cell office:value-type="float" office:value="0.863752287584282">
                <text:p>0.863752287584282</text:p>
              </table:table-cell>
              <table:table-cell office:value-type="float" office:value="2048">
                <text:p>2048</text:p>
              </table:table-cell>
              <table:table-cell office:value-type="float" office:value="0.592221580833214">
                <text:p>0.592221580833214</text:p>
              </table:table-cell>
              <table:table-cell office:value-type="float" office:value="2048">
                <text:p>2048</text:p>
              </table:table-cell>
              <table:table-cell office:value-type="float" office:value="0.975609756097561">
                <text:p>0.9756097560975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50">
                <text:p>2050</text:p>
              </table:table-cell>
              <table:table-cell office:value-type="float" office:value="0.90948215786579">
                <text:p>0.90948215786579</text:p>
              </table:table-cell>
              <table:table-cell office:value-type="float" office:value="2050">
                <text:p>2050</text:p>
              </table:table-cell>
              <table:table-cell office:value-type="float" office:value="0.677339193508271">
                <text:p>0.677339193508271</text:p>
              </table:table-cell>
              <table:table-cell office:value-type="float" office:value="2050">
                <text:p>2050</text:p>
              </table:table-cell>
              <table:table-cell office:value-type="float" office:value="0.986136369183376">
                <text:p>0.9861363691833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52">
                <text:p>2052</text:p>
              </table:table-cell>
              <table:table-cell office:value-type="float" office:value="0.94091331525463">
                <text:p>0.94091331525463</text:p>
              </table:table-cell>
              <table:table-cell office:value-type="float" office:value="2052">
                <text:p>2052</text:p>
              </table:table-cell>
              <table:table-cell office:value-type="float" office:value="0.752126156490475">
                <text:p>0.752126156490475</text:p>
              </table:table-cell>
              <table:table-cell office:value-type="float" office:value="2052">
                <text:p>2052</text:p>
              </table:table-cell>
              <table:table-cell office:value-type="float" office:value="0.992156315619305">
                <text:p>0.9921563156193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54">
                <text:p>2054</text:p>
              </table:table-cell>
              <table:table-cell office:value-type="float" office:value="0.961887765705541">
                <text:p>0.961887765705541</text:p>
              </table:table-cell>
              <table:table-cell office:value-type="float" office:value="2054">
                <text:p>2054</text:p>
              </table:table-cell>
              <table:table-cell office:value-type="float" office:value="0.814330450566453">
                <text:p>0.814330450566453</text:p>
              </table:table-cell>
              <table:table-cell office:value-type="float" office:value="2054">
                <text:p>2054</text:p>
              </table:table-cell>
              <table:table-cell office:value-type="float" office:value="0.995573978233343">
                <text:p>0.9955739782333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56">
                <text:p>2056</text:p>
              </table:table-cell>
              <table:table-cell office:value-type="float" office:value="0.975609756097561">
                <text:p>0.975609756097561</text:p>
              </table:table-cell>
              <table:table-cell office:value-type="float" office:value="2056">
                <text:p>2056</text:p>
              </table:table-cell>
              <table:table-cell office:value-type="float" office:value="0.863752287584282">
                <text:p>0.863752287584282</text:p>
              </table:table-cell>
              <table:table-cell office:value-type="float" office:value="2056">
                <text:p>2056</text:p>
              </table:table-cell>
              <table:table-cell office:value-type="float" office:value="0.997506234413965">
                <text:p>0.9975062344139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2015" chart:maximum="205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">
      <style:chart-properties chart:display-label="true" chart:tick-marks-minor-inner="false" chart:tick-marks-minor-outer="true" chart:logarithmic="false" chart:minimum="0" chart:maximum="1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1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1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1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1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805cm" svg:height="8.897cm" xlink:href=".." xlink:type="simple" chart:class="chart:scatter" chart:style-name="ch1">
        <chart:title svg:x="1.76cm" svg:y="0.312cm" chart:style-name="ch2">
          <text:p>Prognose Stand 2017: Anteil Elektroautos an Neuwagen weltweit</text:p>
        </chart:title>
        <chart:legend chart:legend-position="end" svg:x="12.344cm" svg:y="3.402cm" style:legend-expansion="high" chart:style-name="ch3"/>
        <chart:plot-area chart:style-name="ch4" table:cell-range-address="prognose_neu.A4:prognose_neu.B8 prognose_neu.A1:prognose_neu.A1 prognose_neu.K3:prognose_neu.M24" chart:data-source-has-labels="row" svg:x="1.327cm" svg:y="1.772cm" svg:width="10.701cm" svg:height="5.967cm">
          <chart:coordinate-region svg:x="2.557cm" svg:y="1.971cm" svg:width="9.099cm" svg:height="5.121cm"/>
          <chart:axis chart:dimension="x" chart:name="primary-x" chart:style-name="ch5">
            <chart:title svg:x="6.302cm" svg:y="7.916cm" chart:style-name="ch6">
              <text:p>Jahr</text:p>
            </chart:title>
          </chart:axis>
          <chart:axis chart:dimension="y" chart:name="primary-y" chart:style-name="ch7">
            <chart:title svg:x="0.451cm" svg:y="5.222cm" chart:style-name="ch8">
              <text:p>Anteil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prognose_neu.B4:prognose_neu.B8" chart:label-cell-address="prognose_neu.A1:prognose_neu.A1" chart:class="chart:scatter">
            <chart:domain table:cell-range-address="prognose_neu.A4:prognose_neu.A8"/>
            <chart:data-point chart:repeated="5"/>
          </chart:series>
          <chart:series chart:style-name="ch12" chart:values-cell-range-address="prognose_neu.K4:prognose_neu.K24" chart:label-cell-address="prognose_neu.K3:prognose_neu.K3" chart:class="chart:scatter">
            <chart:domain table:cell-range-address="prognose_neu.J4:prognose_neu.J24"/>
            <chart:data-point chart:repeated="21"/>
          </chart:series>
          <chart:series chart:style-name="ch13" chart:values-cell-range-address="prognose_neu.L4:prognose_neu.L24" chart:label-cell-address="prognose_neu.L3:prognose_neu.L3" chart:class="chart:scatter">
            <chart:domain table:cell-range-address="prognose_neu.J4:prognose_neu.J24"/>
            <chart:data-point chart:repeated="21"/>
          </chart:series>
          <chart:series chart:style-name="ch14" chart:values-cell-range-address="prognose_neu.M4:prognose_neu.M24" chart:label-cell-address="prognose_neu.M3:prognose_neu.M3" chart:class="chart:scatter">
            <chart:domain table:cell-range-address="prognose_neu.J4:prognose_neu.J24"/>
            <chart:data-point chart:repeated="2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Datenpunkte</text:p>
                <draw:g>
                  <svg:desc>prognose_neu.A1:prognose_neu.A1</svg:desc>
                </draw:g>
              </table:table-cell>
              <table:table-cell office:value-type="string">
                <text:p>Spalte J</text:p>
              </table:table-cell>
              <table:table-cell office:value-type="string">
                <text:p>Prognose</text:p>
                <draw:g>
                  <svg:desc>prognose_neu.K3:prognose_neu.K3</svg:desc>
                </draw:g>
              </table:table-cell>
              <table:table-cell office:value-type="string">
                <text:p>Spalte J</text:p>
              </table:table-cell>
              <table:table-cell office:value-type="string">
                <text:p>pessimistisch</text:p>
                <draw:g>
                  <svg:desc>prognose_neu.L3:prognose_neu.L3</svg:desc>
                </draw:g>
              </table:table-cell>
              <table:table-cell office:value-type="string">
                <text:p>Spalte J</text:p>
              </table:table-cell>
              <table:table-cell office:value-type="string">
                <text:p>optimistisch</text:p>
                <draw:g>
                  <svg:desc>prognose_neu.M3:prognose_neu.M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6">
                <text:p>2016</text:p>
                <draw:g>
                  <svg:desc>prognose_neu.A4:prognose_neu.A8</svg:desc>
                </draw:g>
              </table:table-cell>
              <table:table-cell office:value-type="float" office:value="0.005">
                <text:p>0.005</text:p>
                <draw:g>
                  <svg:desc>prognose_neu.B4:prognose_neu.B8</svg:desc>
                </draw:g>
              </table:table-cell>
              <table:table-cell office:value-type="float" office:value="2016">
                <text:p>2016</text:p>
                <draw:g>
                  <svg:desc>prognose_neu.J4:prognose_neu.J24</svg:desc>
                </draw:g>
              </table:table-cell>
              <table:table-cell office:value-type="float" office:value="0.00497512437810945">
                <text:p>0.00497512437810945</text:p>
                <draw:g>
                  <svg:desc>prognose_neu.K4:prognose_neu.K24</svg:desc>
                </draw:g>
              </table:table-cell>
              <table:table-cell office:value-type="float" office:value="2016">
                <text:p>2016</text:p>
                <draw:g>
                  <svg:desc>prognose_neu.J4:prognose_neu.J24</svg:desc>
                </draw:g>
              </table:table-cell>
              <table:table-cell office:value-type="float" office:value="0.00497512437810945">
                <text:p>0.00497512437810945</text:p>
                <draw:g>
                  <svg:desc>prognose_neu.L4:prognose_neu.L24</svg:desc>
                </draw:g>
              </table:table-cell>
              <table:table-cell office:value-type="float" office:value="2016">
                <text:p>2016</text:p>
                <draw:g>
                  <svg:desc>prognose_neu.J4:prognose_neu.J24</svg:desc>
                </draw:g>
              </table:table-cell>
              <table:table-cell office:value-type="float" office:value="0.00497512437810945">
                <text:p>0.00497512437810945</text:p>
                <draw:g>
                  <svg:desc>prognose_neu.M4:prognose_neu.M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8">
                <text:p>2018</text:p>
              </table:table-cell>
              <table:table-cell office:value-type="float" office:value="0.01">
                <text:p>0.01</text:p>
              </table:table-cell>
              <table:table-cell office:value-type="float" office:value="2018">
                <text:p>2018</text:p>
              </table:table-cell>
              <table:table-cell office:value-type="float" office:value="0.0099009900990099">
                <text:p>0.0099009900990099</text:p>
              </table:table-cell>
              <table:table-cell office:value-type="float" office:value="2018">
                <text:p>2018</text:p>
              </table:table-cell>
              <table:table-cell office:value-type="float" office:value="0.00863037386466781">
                <text:p>0.00863037386466781</text:p>
              </table:table-cell>
              <table:table-cell office:value-type="float" office:value="2018">
                <text:p>2018</text:p>
              </table:table-cell>
              <table:table-cell office:value-type="float" office:value="0.0117523118216666">
                <text:p>0.01175231182166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20">
                <text:p>2020</text:p>
              </table:table-cell>
              <table:table-cell office:value-type="float" office:value="0.02">
                <text:p>0.02</text:p>
              </table:table-cell>
              <table:table-cell office:value-type="float" office:value="2020">
                <text:p>2020</text:p>
              </table:table-cell>
              <table:table-cell office:value-type="float" office:value="0.0196078431372549">
                <text:p>0.0196078431372549</text:p>
              </table:table-cell>
              <table:table-cell office:value-type="float" office:value="2020">
                <text:p>2020</text:p>
              </table:table-cell>
              <table:table-cell office:value-type="float" office:value="0.0149308562040966">
                <text:p>0.0149308562040966</text:p>
              </table:table-cell>
              <table:table-cell office:value-type="float" office:value="2020">
                <text:p>2020</text:p>
              </table:table-cell>
              <table:table-cell office:value-type="float" office:value="0.0275062762684767">
                <text:p>0.02750627626847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2">
                <text:p>2022</text:p>
              </table:table-cell>
              <table:table-cell office:value-type="float" office:value="0.0384615384615385">
                <text:p>0.0384615384615385</text:p>
              </table:table-cell>
              <table:table-cell office:value-type="float" office:value="2022">
                <text:p>2022</text:p>
              </table:table-cell>
              <table:table-cell office:value-type="float" office:value="0.0257116243800909">
                <text:p>0.0257116243800909</text:p>
              </table:table-cell>
              <table:table-cell office:value-type="float" office:value="2022">
                <text:p>2022</text:p>
              </table:table-cell>
              <table:table-cell office:value-type="float" office:value="0.0630314777268078">
                <text:p>0.06303147772680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4">
                <text:p>2024</text:p>
              </table:table-cell>
              <table:table-cell office:value-type="float" office:value="0.0740740740740741">
                <text:p>0.0740740740740741</text:p>
              </table:table-cell>
              <table:table-cell office:value-type="float" office:value="2024">
                <text:p>2024</text:p>
              </table:table-cell>
              <table:table-cell office:value-type="float" office:value="0.0439294659872627">
                <text:p>0.0439294659872627</text:p>
              </table:table-cell>
              <table:table-cell office:value-type="float" office:value="2024">
                <text:p>2024</text:p>
              </table:table-cell>
              <table:table-cell office:value-type="float" office:value="0.137931034482759">
                <text:p>0.1379310344827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6">
                <text:p>2026</text:p>
              </table:table-cell>
              <table:table-cell office:value-type="float" office:value="0.137931034482759">
                <text:p>0.137931034482759</text:p>
              </table:table-cell>
              <table:table-cell office:value-type="float" office:value="2026">
                <text:p>2026</text:p>
              </table:table-cell>
              <table:table-cell office:value-type="float" office:value="0.0740740740740741">
                <text:p>0.0740740740740741</text:p>
              </table:table-cell>
              <table:table-cell office:value-type="float" office:value="2026">
                <text:p>2026</text:p>
              </table:table-cell>
              <table:table-cell office:value-type="float" office:value="0.275649055157142">
                <text:p>0.2756490551571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8">
                <text:p>2028</text:p>
              </table:table-cell>
              <table:table-cell office:value-type="float" office:value="0.242424242424242">
                <text:p>0.242424242424242</text:p>
              </table:table-cell>
              <table:table-cell office:value-type="float" office:value="2028">
                <text:p>2028</text:p>
              </table:table-cell>
              <table:table-cell office:value-type="float" office:value="0.122258883713782">
                <text:p>0.122258883713782</text:p>
              </table:table-cell>
              <table:table-cell office:value-type="float" office:value="2028">
                <text:p>2028</text:p>
              </table:table-cell>
              <table:table-cell office:value-type="float" office:value="0.475092256187947">
                <text:p>0.4750922561879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30">
                <text:p>2030</text:p>
              </table:table-cell>
              <table:table-cell office:value-type="float" office:value="0.390243902439024">
                <text:p>0.390243902439024</text:p>
              </table:table-cell>
              <table:table-cell office:value-type="float" office:value="2030">
                <text:p>2030</text:p>
              </table:table-cell>
              <table:table-cell office:value-type="float" office:value="0.195180515993452">
                <text:p>0.195180515993452</text:p>
              </table:table-cell>
              <table:table-cell office:value-type="float" office:value="2030">
                <text:p>2030</text:p>
              </table:table-cell>
              <table:table-cell office:value-type="float" office:value="0.682811037500696">
                <text:p>0.6828110375006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32">
                <text:p>2032</text:p>
              </table:table-cell>
              <table:table-cell office:value-type="float" office:value="0.56140350877193">
                <text:p>0.56140350877193</text:p>
              </table:table-cell>
              <table:table-cell office:value-type="float" office:value="2032">
                <text:p>2032</text:p>
              </table:table-cell>
              <table:table-cell office:value-type="float" office:value="0.296885040428116">
                <text:p>0.296885040428116</text:p>
              </table:table-cell>
              <table:table-cell office:value-type="float" office:value="2032">
                <text:p>2032</text:p>
              </table:table-cell>
              <table:table-cell office:value-type="float" office:value="0.836601307189542">
                <text:p>0.8366013071895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34">
                <text:p>2034</text:p>
              </table:table-cell>
              <table:table-cell office:value-type="float" office:value="0.719101123595506">
                <text:p>0.719101123595506</text:p>
              </table:table-cell>
              <table:table-cell office:value-type="float" office:value="2034">
                <text:p>2034</text:p>
              </table:table-cell>
              <table:table-cell office:value-type="float" office:value="0.423686578623013">
                <text:p>0.423686578623013</text:p>
              </table:table-cell>
              <table:table-cell office:value-type="float" office:value="2034">
                <text:p>2034</text:p>
              </table:table-cell>
              <table:table-cell office:value-type="float" office:value="0.924112961285681">
                <text:p>0.9241129612856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36">
                <text:p>2036</text:p>
              </table:table-cell>
              <table:table-cell office:value-type="float" office:value="0.836601307189543">
                <text:p>0.836601307189543</text:p>
              </table:table-cell>
              <table:table-cell office:value-type="float" office:value="2036">
                <text:p>2036</text:p>
              </table:table-cell>
              <table:table-cell office:value-type="float" office:value="0.56140350877193">
                <text:p>0.56140350877193</text:p>
              </table:table-cell>
              <table:table-cell office:value-type="float" office:value="2036">
                <text:p>2036</text:p>
              </table:table-cell>
              <table:table-cell office:value-type="float" office:value="0.966625609221244">
                <text:p>0.9666256092212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38">
                <text:p>2038</text:p>
              </table:table-cell>
              <table:table-cell office:value-type="float" office:value="0.911032028469751">
                <text:p>0.911032028469751</text:p>
              </table:table-cell>
              <table:table-cell office:value-type="float" office:value="2038">
                <text:p>2038</text:p>
              </table:table-cell>
              <table:table-cell office:value-type="float" office:value="0.690269133522467">
                <text:p>0.690269133522467</text:p>
              </table:table-cell>
              <table:table-cell office:value-type="float" office:value="2038">
                <text:p>2038</text:p>
              </table:table-cell>
              <table:table-cell office:value-type="float" office:value="0.985691030437131">
                <text:p>0.9856910304371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40">
                <text:p>2040</text:p>
              </table:table-cell>
              <table:table-cell office:value-type="float" office:value="0.953445065176909">
                <text:p>0.953445065176909</text:p>
              </table:table-cell>
              <table:table-cell office:value-type="float" office:value="2040">
                <text:p>2040</text:p>
              </table:table-cell>
              <table:table-cell office:value-type="float" office:value="0.795091809955627">
                <text:p>0.795091809955627</text:p>
              </table:table-cell>
              <table:table-cell office:value-type="float" office:value="2040">
                <text:p>2040</text:p>
              </table:table-cell>
              <table:table-cell office:value-type="float" office:value="0.993933511283669">
                <text:p>0.9939335112836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42">
                <text:p>2042</text:p>
              </table:table-cell>
              <table:table-cell office:value-type="float" office:value="0.976167778836988">
                <text:p>0.976167778836988</text:p>
              </table:table-cell>
              <table:table-cell office:value-type="float" office:value="2042">
                <text:p>2042</text:p>
              </table:table-cell>
              <table:table-cell office:value-type="float" office:value="0.87106557410304">
                <text:p>0.87106557410304</text:p>
              </table:table-cell>
              <table:table-cell office:value-type="float" office:value="2042">
                <text:p>2042</text:p>
              </table:table-cell>
              <table:table-cell office:value-type="float" office:value="0.997440356383934">
                <text:p>0.9974403563839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44">
                <text:p>2044</text:p>
              </table:table-cell>
              <table:table-cell office:value-type="float" office:value="0.987940183309214">
                <text:p>0.987940183309214</text:p>
              </table:table-cell>
              <table:table-cell office:value-type="float" office:value="2044">
                <text:p>2044</text:p>
              </table:table-cell>
              <table:table-cell office:value-type="float" office:value="0.921646496423679">
                <text:p>0.921646496423679</text:p>
              </table:table-cell>
              <table:table-cell office:value-type="float" office:value="2044">
                <text:p>2044</text:p>
              </table:table-cell>
              <table:table-cell office:value-type="float" office:value="0.998922203576619">
                <text:p>0.998922203576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46">
                <text:p>2046</text:p>
              </table:table-cell>
              <table:table-cell office:value-type="float" office:value="0.993933511283669">
                <text:p>0.993933511283669</text:p>
              </table:table-cell>
              <table:table-cell office:value-type="float" office:value="2046">
                <text:p>2046</text:p>
              </table:table-cell>
              <table:table-cell office:value-type="float" office:value="0.953445065176909">
                <text:p>0.953445065176909</text:p>
              </table:table-cell>
              <table:table-cell office:value-type="float" office:value="2046">
                <text:p>2046</text:p>
              </table:table-cell>
              <table:table-cell office:value-type="float" office:value="0.999546559188857">
                <text:p>0.9995465591888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48">
                <text:p>2048</text:p>
              </table:table-cell>
              <table:table-cell office:value-type="float" office:value="0.996957527078009">
                <text:p>0.996957527078009</text:p>
              </table:table-cell>
              <table:table-cell office:value-type="float" office:value="2048">
                <text:p>2048</text:p>
              </table:table-cell>
              <table:table-cell office:value-type="float" office:value="0.972720639680834">
                <text:p>0.972720639680834</text:p>
              </table:table-cell>
              <table:table-cell office:value-type="float" office:value="2048">
                <text:p>2048</text:p>
              </table:table-cell>
              <table:table-cell office:value-type="float" office:value="0.999809301509569">
                <text:p>0.9998093015095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50">
                <text:p>2050</text:p>
              </table:table-cell>
              <table:table-cell office:value-type="float" office:value="0.998476445852886">
                <text:p>0.998476445852886</text:p>
              </table:table-cell>
              <table:table-cell office:value-type="float" office:value="2050">
                <text:p>2050</text:p>
              </table:table-cell>
              <table:table-cell office:value-type="float" office:value="0.984148057288045">
                <text:p>0.984148057288045</text:p>
              </table:table-cell>
              <table:table-cell office:value-type="float" office:value="2050">
                <text:p>2050</text:p>
              </table:table-cell>
              <table:table-cell office:value-type="float" office:value="0.999919812299184">
                <text:p>0.9999198122991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52">
                <text:p>2052</text:p>
              </table:table-cell>
              <table:table-cell office:value-type="float" office:value="0.999237642179733">
                <text:p>0.999237642179733</text:p>
              </table:table-cell>
              <table:table-cell office:value-type="float" office:value="2052">
                <text:p>2052</text:p>
              </table:table-cell>
              <table:table-cell office:value-type="float" office:value="0.990833600446461">
                <text:p>0.990833600446461</text:p>
              </table:table-cell>
              <table:table-cell office:value-type="float" office:value="2052">
                <text:p>2052</text:p>
              </table:table-cell>
              <table:table-cell office:value-type="float" office:value="0.999966283658021">
                <text:p>0.9999662836580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54">
                <text:p>2054</text:p>
              </table:table-cell>
              <table:table-cell office:value-type="float" office:value="0.9996186757371">
                <text:p>0.9996186757371</text:p>
              </table:table-cell>
              <table:table-cell office:value-type="float" office:value="2054">
                <text:p>2054</text:p>
              </table:table-cell>
              <table:table-cell office:value-type="float" office:value="0.994714664237847">
                <text:p>0.994714664237847</text:p>
              </table:table-cell>
              <table:table-cell office:value-type="float" office:value="2054">
                <text:p>2054</text:p>
              </table:table-cell>
              <table:table-cell office:value-type="float" office:value="0.999985823747438">
                <text:p>0.9999858237474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56">
                <text:p>2056</text:p>
              </table:table-cell>
              <table:table-cell office:value-type="float" office:value="0.999809301509569">
                <text:p>0.999809301509569</text:p>
              </table:table-cell>
              <table:table-cell office:value-type="float" office:value="2056">
                <text:p>2056</text:p>
              </table:table-cell>
              <table:table-cell office:value-type="float" office:value="0.996957527078009">
                <text:p>0.996957527078009</text:p>
              </table:table-cell>
              <table:table-cell office:value-type="float" office:value="2056">
                <text:p>2056</text:p>
              </table:table-cell>
              <table:table-cell office:value-type="float" office:value="0.999994039571049">
                <text:p>0.99999403957104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2015" chart:maximum="205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">
      <style:chart-properties chart:display-label="true" chart:tick-marks-minor-inner="false" chart:tick-marks-minor-outer="true" chart:logarithmic="true" chart:minimum="0.0035" chart:maximum="1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1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1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1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1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805cm" svg:height="8.897cm" xlink:href=".." xlink:type="simple" chart:class="chart:scatter" chart:style-name="ch1">
        <chart:title svg:x="2.62cm" svg:y="0.313cm" chart:style-name="ch2">
          <text:p>Prognose: Anteil Elektroautos an Neuwagen weltweit</text:p>
        </chart:title>
        <chart:legend chart:legend-position="end" svg:x="12.344cm" svg:y="3.402cm" style:legend-expansion="high" chart:style-name="ch3"/>
        <chart:plot-area chart:style-name="ch4" table:cell-range-address="prognose_neu.A4:prognose_neu.B8 prognose_neu.K3:prognose_neu.M24" chart:data-source-has-labels="row" svg:x="1.327cm" svg:y="1.269cm" svg:width="10.701cm" svg:height="6.47cm">
          <chart:coordinate-region svg:x="2.557cm" svg:y="1.468cm" svg:width="9.099cm" svg:height="5.625cm"/>
          <chart:axis chart:dimension="x" chart:name="primary-x" chart:style-name="ch5">
            <chart:title svg:x="6.302cm" svg:y="7.916cm" chart:style-name="ch6">
              <text:p>Jahr</text:p>
            </chart:title>
          </chart:axis>
          <chart:axis chart:dimension="y" chart:name="primary-y" chart:style-name="ch7">
            <chart:title svg:x="0.451cm" svg:y="4.971cm" chart:style-name="ch8">
              <text:p>Anteil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prognose_neu.B4:prognose_neu.B8" chart:class="chart:scatter">
            <chart:domain table:cell-range-address="prognose_neu.A4:prognose_neu.A8"/>
            <chart:data-point chart:repeated="5"/>
          </chart:series>
          <chart:series chart:style-name="ch12" chart:values-cell-range-address="prognose_neu.K4:prognose_neu.K24" chart:label-cell-address="prognose_neu.K3:prognose_neu.K3" chart:class="chart:scatter">
            <chart:domain table:cell-range-address="prognose_neu.J4:prognose_neu.J24"/>
            <chart:data-point chart:repeated="21"/>
          </chart:series>
          <chart:series chart:style-name="ch13" chart:values-cell-range-address="prognose_neu.L4:prognose_neu.L24" chart:label-cell-address="prognose_neu.L3:prognose_neu.L3" chart:class="chart:scatter">
            <chart:domain table:cell-range-address="prognose_neu.J4:prognose_neu.J24"/>
            <chart:data-point chart:repeated="21"/>
          </chart:series>
          <chart:series chart:style-name="ch14" chart:values-cell-range-address="prognose_neu.M4:prognose_neu.M24" chart:label-cell-address="prognose_neu.M3:prognose_neu.M3" chart:class="chart:scatter">
            <chart:domain table:cell-range-address="prognose_neu.J4:prognose_neu.J24"/>
            <chart:data-point chart:repeated="2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B</text:p>
              </table:table-cell>
              <table:table-cell office:value-type="string">
                <text:p>Spalte J</text:p>
              </table:table-cell>
              <table:table-cell office:value-type="string">
                <text:p>Prognose</text:p>
                <draw:g>
                  <svg:desc>prognose_neu.K3:prognose_neu.K3</svg:desc>
                </draw:g>
              </table:table-cell>
              <table:table-cell office:value-type="string">
                <text:p>Spalte J</text:p>
              </table:table-cell>
              <table:table-cell office:value-type="string">
                <text:p>pessimistisch</text:p>
                <draw:g>
                  <svg:desc>prognose_neu.L3:prognose_neu.L3</svg:desc>
                </draw:g>
              </table:table-cell>
              <table:table-cell office:value-type="string">
                <text:p>Spalte J</text:p>
              </table:table-cell>
              <table:table-cell office:value-type="string">
                <text:p>optimistisch</text:p>
                <draw:g>
                  <svg:desc>prognose_neu.M3:prognose_neu.M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6">
                <text:p>2016</text:p>
                <draw:g>
                  <svg:desc>prognose_neu.A4:prognose_neu.A8</svg:desc>
                </draw:g>
              </table:table-cell>
              <table:table-cell office:value-type="float" office:value="0.005">
                <text:p>0.005</text:p>
                <draw:g>
                  <svg:desc>prognose_neu.B4:prognose_neu.B8</svg:desc>
                </draw:g>
              </table:table-cell>
              <table:table-cell office:value-type="float" office:value="2016">
                <text:p>2016</text:p>
                <draw:g>
                  <svg:desc>prognose_neu.J4:prognose_neu.J24</svg:desc>
                </draw:g>
              </table:table-cell>
              <table:table-cell office:value-type="float" office:value="0.00497512437810945">
                <text:p>0.00497512437810945</text:p>
                <draw:g>
                  <svg:desc>prognose_neu.K4:prognose_neu.K24</svg:desc>
                </draw:g>
              </table:table-cell>
              <table:table-cell office:value-type="float" office:value="2016">
                <text:p>2016</text:p>
                <draw:g>
                  <svg:desc>prognose_neu.J4:prognose_neu.J24</svg:desc>
                </draw:g>
              </table:table-cell>
              <table:table-cell office:value-type="float" office:value="0.00497512437810945">
                <text:p>0.00497512437810945</text:p>
                <draw:g>
                  <svg:desc>prognose_neu.L4:prognose_neu.L24</svg:desc>
                </draw:g>
              </table:table-cell>
              <table:table-cell office:value-type="float" office:value="2016">
                <text:p>2016</text:p>
                <draw:g>
                  <svg:desc>prognose_neu.J4:prognose_neu.J24</svg:desc>
                </draw:g>
              </table:table-cell>
              <table:table-cell office:value-type="float" office:value="0.00497512437810945">
                <text:p>0.00497512437810945</text:p>
                <draw:g>
                  <svg:desc>prognose_neu.M4:prognose_neu.M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8">
                <text:p>2018</text:p>
              </table:table-cell>
              <table:table-cell office:value-type="float" office:value="0.01">
                <text:p>0.01</text:p>
              </table:table-cell>
              <table:table-cell office:value-type="float" office:value="2018">
                <text:p>2018</text:p>
              </table:table-cell>
              <table:table-cell office:value-type="float" office:value="0.0099009900990099">
                <text:p>0.0099009900990099</text:p>
              </table:table-cell>
              <table:table-cell office:value-type="float" office:value="2018">
                <text:p>2018</text:p>
              </table:table-cell>
              <table:table-cell office:value-type="float" office:value="0.00863037386466781">
                <text:p>0.00863037386466781</text:p>
              </table:table-cell>
              <table:table-cell office:value-type="float" office:value="2018">
                <text:p>2018</text:p>
              </table:table-cell>
              <table:table-cell office:value-type="float" office:value="0.0117523118216666">
                <text:p>0.01175231182166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20">
                <text:p>2020</text:p>
              </table:table-cell>
              <table:table-cell office:value-type="float" office:value="0.02">
                <text:p>0.02</text:p>
              </table:table-cell>
              <table:table-cell office:value-type="float" office:value="2020">
                <text:p>2020</text:p>
              </table:table-cell>
              <table:table-cell office:value-type="float" office:value="0.0196078431372549">
                <text:p>0.0196078431372549</text:p>
              </table:table-cell>
              <table:table-cell office:value-type="float" office:value="2020">
                <text:p>2020</text:p>
              </table:table-cell>
              <table:table-cell office:value-type="float" office:value="0.0149308562040966">
                <text:p>0.0149308562040966</text:p>
              </table:table-cell>
              <table:table-cell office:value-type="float" office:value="2020">
                <text:p>2020</text:p>
              </table:table-cell>
              <table:table-cell office:value-type="float" office:value="0.0275062762684767">
                <text:p>0.02750627626847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2">
                <text:p>2022</text:p>
              </table:table-cell>
              <table:table-cell office:value-type="float" office:value="0.0384615384615385">
                <text:p>0.0384615384615385</text:p>
              </table:table-cell>
              <table:table-cell office:value-type="float" office:value="2022">
                <text:p>2022</text:p>
              </table:table-cell>
              <table:table-cell office:value-type="float" office:value="0.0257116243800909">
                <text:p>0.0257116243800909</text:p>
              </table:table-cell>
              <table:table-cell office:value-type="float" office:value="2022">
                <text:p>2022</text:p>
              </table:table-cell>
              <table:table-cell office:value-type="float" office:value="0.0630314777268078">
                <text:p>0.06303147772680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4">
                <text:p>2024</text:p>
              </table:table-cell>
              <table:table-cell office:value-type="float" office:value="0.0740740740740741">
                <text:p>0.0740740740740741</text:p>
              </table:table-cell>
              <table:table-cell office:value-type="float" office:value="2024">
                <text:p>2024</text:p>
              </table:table-cell>
              <table:table-cell office:value-type="float" office:value="0.0439294659872627">
                <text:p>0.0439294659872627</text:p>
              </table:table-cell>
              <table:table-cell office:value-type="float" office:value="2024">
                <text:p>2024</text:p>
              </table:table-cell>
              <table:table-cell office:value-type="float" office:value="0.137931034482759">
                <text:p>0.1379310344827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6">
                <text:p>2026</text:p>
              </table:table-cell>
              <table:table-cell office:value-type="float" office:value="0.137931034482759">
                <text:p>0.137931034482759</text:p>
              </table:table-cell>
              <table:table-cell office:value-type="float" office:value="2026">
                <text:p>2026</text:p>
              </table:table-cell>
              <table:table-cell office:value-type="float" office:value="0.0740740740740741">
                <text:p>0.0740740740740741</text:p>
              </table:table-cell>
              <table:table-cell office:value-type="float" office:value="2026">
                <text:p>2026</text:p>
              </table:table-cell>
              <table:table-cell office:value-type="float" office:value="0.275649055157142">
                <text:p>0.2756490551571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8">
                <text:p>2028</text:p>
              </table:table-cell>
              <table:table-cell office:value-type="float" office:value="0.242424242424242">
                <text:p>0.242424242424242</text:p>
              </table:table-cell>
              <table:table-cell office:value-type="float" office:value="2028">
                <text:p>2028</text:p>
              </table:table-cell>
              <table:table-cell office:value-type="float" office:value="0.122258883713782">
                <text:p>0.122258883713782</text:p>
              </table:table-cell>
              <table:table-cell office:value-type="float" office:value="2028">
                <text:p>2028</text:p>
              </table:table-cell>
              <table:table-cell office:value-type="float" office:value="0.475092256187947">
                <text:p>0.4750922561879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30">
                <text:p>2030</text:p>
              </table:table-cell>
              <table:table-cell office:value-type="float" office:value="0.390243902439024">
                <text:p>0.390243902439024</text:p>
              </table:table-cell>
              <table:table-cell office:value-type="float" office:value="2030">
                <text:p>2030</text:p>
              </table:table-cell>
              <table:table-cell office:value-type="float" office:value="0.195180515993452">
                <text:p>0.195180515993452</text:p>
              </table:table-cell>
              <table:table-cell office:value-type="float" office:value="2030">
                <text:p>2030</text:p>
              </table:table-cell>
              <table:table-cell office:value-type="float" office:value="0.682811037500696">
                <text:p>0.6828110375006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32">
                <text:p>2032</text:p>
              </table:table-cell>
              <table:table-cell office:value-type="float" office:value="0.56140350877193">
                <text:p>0.56140350877193</text:p>
              </table:table-cell>
              <table:table-cell office:value-type="float" office:value="2032">
                <text:p>2032</text:p>
              </table:table-cell>
              <table:table-cell office:value-type="float" office:value="0.296885040428116">
                <text:p>0.296885040428116</text:p>
              </table:table-cell>
              <table:table-cell office:value-type="float" office:value="2032">
                <text:p>2032</text:p>
              </table:table-cell>
              <table:table-cell office:value-type="float" office:value="0.836601307189542">
                <text:p>0.8366013071895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34">
                <text:p>2034</text:p>
              </table:table-cell>
              <table:table-cell office:value-type="float" office:value="0.719101123595506">
                <text:p>0.719101123595506</text:p>
              </table:table-cell>
              <table:table-cell office:value-type="float" office:value="2034">
                <text:p>2034</text:p>
              </table:table-cell>
              <table:table-cell office:value-type="float" office:value="0.423686578623013">
                <text:p>0.423686578623013</text:p>
              </table:table-cell>
              <table:table-cell office:value-type="float" office:value="2034">
                <text:p>2034</text:p>
              </table:table-cell>
              <table:table-cell office:value-type="float" office:value="0.924112961285681">
                <text:p>0.9241129612856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36">
                <text:p>2036</text:p>
              </table:table-cell>
              <table:table-cell office:value-type="float" office:value="0.836601307189543">
                <text:p>0.836601307189543</text:p>
              </table:table-cell>
              <table:table-cell office:value-type="float" office:value="2036">
                <text:p>2036</text:p>
              </table:table-cell>
              <table:table-cell office:value-type="float" office:value="0.56140350877193">
                <text:p>0.56140350877193</text:p>
              </table:table-cell>
              <table:table-cell office:value-type="float" office:value="2036">
                <text:p>2036</text:p>
              </table:table-cell>
              <table:table-cell office:value-type="float" office:value="0.966625609221244">
                <text:p>0.9666256092212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38">
                <text:p>2038</text:p>
              </table:table-cell>
              <table:table-cell office:value-type="float" office:value="0.911032028469751">
                <text:p>0.911032028469751</text:p>
              </table:table-cell>
              <table:table-cell office:value-type="float" office:value="2038">
                <text:p>2038</text:p>
              </table:table-cell>
              <table:table-cell office:value-type="float" office:value="0.690269133522467">
                <text:p>0.690269133522467</text:p>
              </table:table-cell>
              <table:table-cell office:value-type="float" office:value="2038">
                <text:p>2038</text:p>
              </table:table-cell>
              <table:table-cell office:value-type="float" office:value="0.985691030437131">
                <text:p>0.9856910304371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40">
                <text:p>2040</text:p>
              </table:table-cell>
              <table:table-cell office:value-type="float" office:value="0.953445065176909">
                <text:p>0.953445065176909</text:p>
              </table:table-cell>
              <table:table-cell office:value-type="float" office:value="2040">
                <text:p>2040</text:p>
              </table:table-cell>
              <table:table-cell office:value-type="float" office:value="0.795091809955627">
                <text:p>0.795091809955627</text:p>
              </table:table-cell>
              <table:table-cell office:value-type="float" office:value="2040">
                <text:p>2040</text:p>
              </table:table-cell>
              <table:table-cell office:value-type="float" office:value="0.993933511283669">
                <text:p>0.9939335112836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42">
                <text:p>2042</text:p>
              </table:table-cell>
              <table:table-cell office:value-type="float" office:value="0.976167778836988">
                <text:p>0.976167778836988</text:p>
              </table:table-cell>
              <table:table-cell office:value-type="float" office:value="2042">
                <text:p>2042</text:p>
              </table:table-cell>
              <table:table-cell office:value-type="float" office:value="0.87106557410304">
                <text:p>0.87106557410304</text:p>
              </table:table-cell>
              <table:table-cell office:value-type="float" office:value="2042">
                <text:p>2042</text:p>
              </table:table-cell>
              <table:table-cell office:value-type="float" office:value="0.997440356383934">
                <text:p>0.9974403563839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44">
                <text:p>2044</text:p>
              </table:table-cell>
              <table:table-cell office:value-type="float" office:value="0.987940183309214">
                <text:p>0.987940183309214</text:p>
              </table:table-cell>
              <table:table-cell office:value-type="float" office:value="2044">
                <text:p>2044</text:p>
              </table:table-cell>
              <table:table-cell office:value-type="float" office:value="0.921646496423679">
                <text:p>0.921646496423679</text:p>
              </table:table-cell>
              <table:table-cell office:value-type="float" office:value="2044">
                <text:p>2044</text:p>
              </table:table-cell>
              <table:table-cell office:value-type="float" office:value="0.998922203576619">
                <text:p>0.998922203576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46">
                <text:p>2046</text:p>
              </table:table-cell>
              <table:table-cell office:value-type="float" office:value="0.993933511283669">
                <text:p>0.993933511283669</text:p>
              </table:table-cell>
              <table:table-cell office:value-type="float" office:value="2046">
                <text:p>2046</text:p>
              </table:table-cell>
              <table:table-cell office:value-type="float" office:value="0.953445065176909">
                <text:p>0.953445065176909</text:p>
              </table:table-cell>
              <table:table-cell office:value-type="float" office:value="2046">
                <text:p>2046</text:p>
              </table:table-cell>
              <table:table-cell office:value-type="float" office:value="0.999546559188857">
                <text:p>0.9995465591888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48">
                <text:p>2048</text:p>
              </table:table-cell>
              <table:table-cell office:value-type="float" office:value="0.996957527078009">
                <text:p>0.996957527078009</text:p>
              </table:table-cell>
              <table:table-cell office:value-type="float" office:value="2048">
                <text:p>2048</text:p>
              </table:table-cell>
              <table:table-cell office:value-type="float" office:value="0.972720639680834">
                <text:p>0.972720639680834</text:p>
              </table:table-cell>
              <table:table-cell office:value-type="float" office:value="2048">
                <text:p>2048</text:p>
              </table:table-cell>
              <table:table-cell office:value-type="float" office:value="0.999809301509569">
                <text:p>0.9998093015095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50">
                <text:p>2050</text:p>
              </table:table-cell>
              <table:table-cell office:value-type="float" office:value="0.998476445852886">
                <text:p>0.998476445852886</text:p>
              </table:table-cell>
              <table:table-cell office:value-type="float" office:value="2050">
                <text:p>2050</text:p>
              </table:table-cell>
              <table:table-cell office:value-type="float" office:value="0.984148057288045">
                <text:p>0.984148057288045</text:p>
              </table:table-cell>
              <table:table-cell office:value-type="float" office:value="2050">
                <text:p>2050</text:p>
              </table:table-cell>
              <table:table-cell office:value-type="float" office:value="0.999919812299184">
                <text:p>0.9999198122991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52">
                <text:p>2052</text:p>
              </table:table-cell>
              <table:table-cell office:value-type="float" office:value="0.999237642179733">
                <text:p>0.999237642179733</text:p>
              </table:table-cell>
              <table:table-cell office:value-type="float" office:value="2052">
                <text:p>2052</text:p>
              </table:table-cell>
              <table:table-cell office:value-type="float" office:value="0.990833600446461">
                <text:p>0.990833600446461</text:p>
              </table:table-cell>
              <table:table-cell office:value-type="float" office:value="2052">
                <text:p>2052</text:p>
              </table:table-cell>
              <table:table-cell office:value-type="float" office:value="0.999966283658021">
                <text:p>0.9999662836580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54">
                <text:p>2054</text:p>
              </table:table-cell>
              <table:table-cell office:value-type="float" office:value="0.9996186757371">
                <text:p>0.9996186757371</text:p>
              </table:table-cell>
              <table:table-cell office:value-type="float" office:value="2054">
                <text:p>2054</text:p>
              </table:table-cell>
              <table:table-cell office:value-type="float" office:value="0.994714664237847">
                <text:p>0.994714664237847</text:p>
              </table:table-cell>
              <table:table-cell office:value-type="float" office:value="2054">
                <text:p>2054</text:p>
              </table:table-cell>
              <table:table-cell office:value-type="float" office:value="0.999985823747438">
                <text:p>0.9999858237474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56">
                <text:p>2056</text:p>
              </table:table-cell>
              <table:table-cell office:value-type="float" office:value="0.999809301509569">
                <text:p>0.999809301509569</text:p>
              </table:table-cell>
              <table:table-cell office:value-type="float" office:value="2056">
                <text:p>2056</text:p>
              </table:table-cell>
              <table:table-cell office:value-type="float" office:value="0.996957527078009">
                <text:p>0.996957527078009</text:p>
              </table:table-cell>
              <table:table-cell office:value-type="float" office:value="2056">
                <text:p>2056</text:p>
              </table:table-cell>
              <table:table-cell office:value-type="float" office:value="0.999994039571049">
                <text:p>0.99999403957104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2015" chart:maximum="204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">
      <style:chart-properties chart:display-label="true" chart:tick-marks-minor-inner="false" chart:tick-marks-minor-outer="true" chart:logarithmic="false" chart:minimum="0" chart:maximum="1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1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1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1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1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805cm" svg:height="8.897cm" xlink:href=".." xlink:type="simple" chart:class="chart:scatter" chart:style-name="ch1">
        <chart:title svg:x="2.606cm" svg:y="0.313cm" chart:style-name="ch2">
          <text:p>electric vehicle sales share: simple model from 2017</text:p>
        </chart:title>
        <chart:legend chart:legend-position="end" svg:x="12.635cm" svg:y="3.402cm" style:legend-expansion="high" chart:style-name="ch3"/>
        <chart:plot-area chart:style-name="ch4" table:cell-range-address="prognose_neu.A4:prognose_neu.B8 prognose_neu.K4:prognose_neu.M24" chart:data-source-has-labels="row" svg:x="1.327cm" svg:y="1.269cm" svg:width="10.992cm" svg:height="6.47cm">
          <chart:coordinate-region svg:x="2.558cm" svg:y="1.468cm" svg:width="9.39cm" svg:height="5.624cm"/>
          <chart:axis chart:dimension="x" chart:name="primary-x" chart:style-name="ch5">
            <chart:title svg:x="6.448cm" svg:y="7.916cm" chart:style-name="ch6">
              <text:p>year</text:p>
            </chart:title>
          </chart:axis>
          <chart:axis chart:dimension="y" chart:name="primary-y" chart:style-name="ch7">
            <chart:title svg:x="0.451cm" svg:y="6.347cm" chart:style-name="ch8">
              <text:p>share of sales worldwide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prognose_neu.B4:prognose_neu.B8" loext:label-string="&quot;market data&quot;" chart:class="chart:scatter">
            <chart:domain table:cell-range-address="prognose_neu.A4:prognose_neu.A8"/>
            <chart:data-point chart:repeated="5"/>
          </chart:series>
          <chart:series chart:style-name="ch12" chart:values-cell-range-address="prognose_neu.K4:prognose_neu.K24" loext:label-string="&quot;model&quot;" chart:class="chart:scatter">
            <chart:domain table:cell-range-address="prognose_neu.J4:prognose_neu.J24"/>
            <chart:data-point chart:repeated="21"/>
          </chart:series>
          <chart:series chart:style-name="ch13" chart:values-cell-range-address="prognose_neu.L4:prognose_neu.L24" loext:label-string="&quot;pessimistic&quot;" chart:class="chart:scatter">
            <chart:domain table:cell-range-address="prognose_neu.J4:prognose_neu.J24"/>
            <chart:data-point chart:repeated="21"/>
          </chart:series>
          <chart:series chart:style-name="ch14" chart:values-cell-range-address="prognose_neu.M4:prognose_neu.M24" loext:label-string="&quot;optimistic&quot;" chart:class="chart:scatter">
            <chart:domain table:cell-range-address="prognose_neu.J4:prognose_neu.J24"/>
            <chart:data-point chart:repeated="2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market data</text:p>
              </table:table-cell>
              <table:table-cell office:value-type="string">
                <text:p>Spalte J</text:p>
              </table:table-cell>
              <table:table-cell office:value-type="string">
                <text:p>model</text:p>
              </table:table-cell>
              <table:table-cell office:value-type="string">
                <text:p>Spalte J</text:p>
              </table:table-cell>
              <table:table-cell office:value-type="string">
                <text:p>pessimistic</text:p>
              </table:table-cell>
              <table:table-cell office:value-type="string">
                <text:p>Spalte J</text:p>
              </table:table-cell>
              <table:table-cell office:value-type="string">
                <text:p>optimisti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6">
                <text:p>2016</text:p>
                <draw:g>
                  <svg:desc>prognose_neu.A4:prognose_neu.A8</svg:desc>
                </draw:g>
              </table:table-cell>
              <table:table-cell office:value-type="float" office:value="0.005">
                <text:p>0.005</text:p>
                <draw:g>
                  <svg:desc>prognose_neu.B4:prognose_neu.B8</svg:desc>
                </draw:g>
              </table:table-cell>
              <table:table-cell office:value-type="float" office:value="2016">
                <text:p>2016</text:p>
                <draw:g>
                  <svg:desc>prognose_neu.J4:prognose_neu.J24</svg:desc>
                </draw:g>
              </table:table-cell>
              <table:table-cell office:value-type="float" office:value="0.00497512437810945">
                <text:p>0.00497512437810945</text:p>
                <draw:g>
                  <svg:desc>prognose_neu.K4:prognose_neu.K24</svg:desc>
                </draw:g>
              </table:table-cell>
              <table:table-cell office:value-type="float" office:value="2016">
                <text:p>2016</text:p>
                <draw:g>
                  <svg:desc>prognose_neu.J4:prognose_neu.J24</svg:desc>
                </draw:g>
              </table:table-cell>
              <table:table-cell office:value-type="float" office:value="0.00497512437810945">
                <text:p>0.00497512437810945</text:p>
                <draw:g>
                  <svg:desc>prognose_neu.L4:prognose_neu.L24</svg:desc>
                </draw:g>
              </table:table-cell>
              <table:table-cell office:value-type="float" office:value="2016">
                <text:p>2016</text:p>
                <draw:g>
                  <svg:desc>prognose_neu.J4:prognose_neu.J24</svg:desc>
                </draw:g>
              </table:table-cell>
              <table:table-cell office:value-type="float" office:value="0.00497512437810945">
                <text:p>0.00497512437810945</text:p>
                <draw:g>
                  <svg:desc>prognose_neu.M4:prognose_neu.M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8">
                <text:p>2018</text:p>
              </table:table-cell>
              <table:table-cell office:value-type="float" office:value="0.01">
                <text:p>0.01</text:p>
              </table:table-cell>
              <table:table-cell office:value-type="float" office:value="2018">
                <text:p>2018</text:p>
              </table:table-cell>
              <table:table-cell office:value-type="float" office:value="0.0099009900990099">
                <text:p>0.0099009900990099</text:p>
              </table:table-cell>
              <table:table-cell office:value-type="float" office:value="2018">
                <text:p>2018</text:p>
              </table:table-cell>
              <table:table-cell office:value-type="float" office:value="0.00863037386466781">
                <text:p>0.00863037386466781</text:p>
              </table:table-cell>
              <table:table-cell office:value-type="float" office:value="2018">
                <text:p>2018</text:p>
              </table:table-cell>
              <table:table-cell office:value-type="float" office:value="0.0117523118216666">
                <text:p>0.01175231182166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20">
                <text:p>2020</text:p>
              </table:table-cell>
              <table:table-cell office:value-type="float" office:value="0.02">
                <text:p>0.02</text:p>
              </table:table-cell>
              <table:table-cell office:value-type="float" office:value="2020">
                <text:p>2020</text:p>
              </table:table-cell>
              <table:table-cell office:value-type="float" office:value="0.0196078431372549">
                <text:p>0.0196078431372549</text:p>
              </table:table-cell>
              <table:table-cell office:value-type="float" office:value="2020">
                <text:p>2020</text:p>
              </table:table-cell>
              <table:table-cell office:value-type="float" office:value="0.0149308562040966">
                <text:p>0.0149308562040966</text:p>
              </table:table-cell>
              <table:table-cell office:value-type="float" office:value="2020">
                <text:p>2020</text:p>
              </table:table-cell>
              <table:table-cell office:value-type="float" office:value="0.0275062762684767">
                <text:p>0.02750627626847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2">
                <text:p>2022</text:p>
              </table:table-cell>
              <table:table-cell office:value-type="float" office:value="0.0384615384615385">
                <text:p>0.0384615384615385</text:p>
              </table:table-cell>
              <table:table-cell office:value-type="float" office:value="2022">
                <text:p>2022</text:p>
              </table:table-cell>
              <table:table-cell office:value-type="float" office:value="0.0257116243800909">
                <text:p>0.0257116243800909</text:p>
              </table:table-cell>
              <table:table-cell office:value-type="float" office:value="2022">
                <text:p>2022</text:p>
              </table:table-cell>
              <table:table-cell office:value-type="float" office:value="0.0630314777268078">
                <text:p>0.06303147772680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4">
                <text:p>2024</text:p>
              </table:table-cell>
              <table:table-cell office:value-type="float" office:value="0.0740740740740741">
                <text:p>0.0740740740740741</text:p>
              </table:table-cell>
              <table:table-cell office:value-type="float" office:value="2024">
                <text:p>2024</text:p>
              </table:table-cell>
              <table:table-cell office:value-type="float" office:value="0.0439294659872627">
                <text:p>0.0439294659872627</text:p>
              </table:table-cell>
              <table:table-cell office:value-type="float" office:value="2024">
                <text:p>2024</text:p>
              </table:table-cell>
              <table:table-cell office:value-type="float" office:value="0.137931034482759">
                <text:p>0.1379310344827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6">
                <text:p>2026</text:p>
              </table:table-cell>
              <table:table-cell office:value-type="float" office:value="0.137931034482759">
                <text:p>0.137931034482759</text:p>
              </table:table-cell>
              <table:table-cell office:value-type="float" office:value="2026">
                <text:p>2026</text:p>
              </table:table-cell>
              <table:table-cell office:value-type="float" office:value="0.0740740740740741">
                <text:p>0.0740740740740741</text:p>
              </table:table-cell>
              <table:table-cell office:value-type="float" office:value="2026">
                <text:p>2026</text:p>
              </table:table-cell>
              <table:table-cell office:value-type="float" office:value="0.275649055157142">
                <text:p>0.2756490551571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8">
                <text:p>2028</text:p>
              </table:table-cell>
              <table:table-cell office:value-type="float" office:value="0.242424242424242">
                <text:p>0.242424242424242</text:p>
              </table:table-cell>
              <table:table-cell office:value-type="float" office:value="2028">
                <text:p>2028</text:p>
              </table:table-cell>
              <table:table-cell office:value-type="float" office:value="0.122258883713782">
                <text:p>0.122258883713782</text:p>
              </table:table-cell>
              <table:table-cell office:value-type="float" office:value="2028">
                <text:p>2028</text:p>
              </table:table-cell>
              <table:table-cell office:value-type="float" office:value="0.475092256187947">
                <text:p>0.4750922561879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30">
                <text:p>2030</text:p>
              </table:table-cell>
              <table:table-cell office:value-type="float" office:value="0.390243902439024">
                <text:p>0.390243902439024</text:p>
              </table:table-cell>
              <table:table-cell office:value-type="float" office:value="2030">
                <text:p>2030</text:p>
              </table:table-cell>
              <table:table-cell office:value-type="float" office:value="0.195180515993452">
                <text:p>0.195180515993452</text:p>
              </table:table-cell>
              <table:table-cell office:value-type="float" office:value="2030">
                <text:p>2030</text:p>
              </table:table-cell>
              <table:table-cell office:value-type="float" office:value="0.682811037500696">
                <text:p>0.6828110375006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32">
                <text:p>2032</text:p>
              </table:table-cell>
              <table:table-cell office:value-type="float" office:value="0.56140350877193">
                <text:p>0.56140350877193</text:p>
              </table:table-cell>
              <table:table-cell office:value-type="float" office:value="2032">
                <text:p>2032</text:p>
              </table:table-cell>
              <table:table-cell office:value-type="float" office:value="0.296885040428116">
                <text:p>0.296885040428116</text:p>
              </table:table-cell>
              <table:table-cell office:value-type="float" office:value="2032">
                <text:p>2032</text:p>
              </table:table-cell>
              <table:table-cell office:value-type="float" office:value="0.836601307189542">
                <text:p>0.8366013071895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34">
                <text:p>2034</text:p>
              </table:table-cell>
              <table:table-cell office:value-type="float" office:value="0.719101123595506">
                <text:p>0.719101123595506</text:p>
              </table:table-cell>
              <table:table-cell office:value-type="float" office:value="2034">
                <text:p>2034</text:p>
              </table:table-cell>
              <table:table-cell office:value-type="float" office:value="0.423686578623013">
                <text:p>0.423686578623013</text:p>
              </table:table-cell>
              <table:table-cell office:value-type="float" office:value="2034">
                <text:p>2034</text:p>
              </table:table-cell>
              <table:table-cell office:value-type="float" office:value="0.924112961285681">
                <text:p>0.9241129612856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36">
                <text:p>2036</text:p>
              </table:table-cell>
              <table:table-cell office:value-type="float" office:value="0.836601307189543">
                <text:p>0.836601307189543</text:p>
              </table:table-cell>
              <table:table-cell office:value-type="float" office:value="2036">
                <text:p>2036</text:p>
              </table:table-cell>
              <table:table-cell office:value-type="float" office:value="0.56140350877193">
                <text:p>0.56140350877193</text:p>
              </table:table-cell>
              <table:table-cell office:value-type="float" office:value="2036">
                <text:p>2036</text:p>
              </table:table-cell>
              <table:table-cell office:value-type="float" office:value="0.966625609221244">
                <text:p>0.9666256092212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38">
                <text:p>2038</text:p>
              </table:table-cell>
              <table:table-cell office:value-type="float" office:value="0.911032028469751">
                <text:p>0.911032028469751</text:p>
              </table:table-cell>
              <table:table-cell office:value-type="float" office:value="2038">
                <text:p>2038</text:p>
              </table:table-cell>
              <table:table-cell office:value-type="float" office:value="0.690269133522467">
                <text:p>0.690269133522467</text:p>
              </table:table-cell>
              <table:table-cell office:value-type="float" office:value="2038">
                <text:p>2038</text:p>
              </table:table-cell>
              <table:table-cell office:value-type="float" office:value="0.985691030437131">
                <text:p>0.9856910304371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40">
                <text:p>2040</text:p>
              </table:table-cell>
              <table:table-cell office:value-type="float" office:value="0.953445065176909">
                <text:p>0.953445065176909</text:p>
              </table:table-cell>
              <table:table-cell office:value-type="float" office:value="2040">
                <text:p>2040</text:p>
              </table:table-cell>
              <table:table-cell office:value-type="float" office:value="0.795091809955627">
                <text:p>0.795091809955627</text:p>
              </table:table-cell>
              <table:table-cell office:value-type="float" office:value="2040">
                <text:p>2040</text:p>
              </table:table-cell>
              <table:table-cell office:value-type="float" office:value="0.993933511283669">
                <text:p>0.9939335112836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42">
                <text:p>2042</text:p>
              </table:table-cell>
              <table:table-cell office:value-type="float" office:value="0.976167778836988">
                <text:p>0.976167778836988</text:p>
              </table:table-cell>
              <table:table-cell office:value-type="float" office:value="2042">
                <text:p>2042</text:p>
              </table:table-cell>
              <table:table-cell office:value-type="float" office:value="0.87106557410304">
                <text:p>0.87106557410304</text:p>
              </table:table-cell>
              <table:table-cell office:value-type="float" office:value="2042">
                <text:p>2042</text:p>
              </table:table-cell>
              <table:table-cell office:value-type="float" office:value="0.997440356383934">
                <text:p>0.9974403563839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44">
                <text:p>2044</text:p>
              </table:table-cell>
              <table:table-cell office:value-type="float" office:value="0.987940183309214">
                <text:p>0.987940183309214</text:p>
              </table:table-cell>
              <table:table-cell office:value-type="float" office:value="2044">
                <text:p>2044</text:p>
              </table:table-cell>
              <table:table-cell office:value-type="float" office:value="0.921646496423679">
                <text:p>0.921646496423679</text:p>
              </table:table-cell>
              <table:table-cell office:value-type="float" office:value="2044">
                <text:p>2044</text:p>
              </table:table-cell>
              <table:table-cell office:value-type="float" office:value="0.998922203576619">
                <text:p>0.998922203576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46">
                <text:p>2046</text:p>
              </table:table-cell>
              <table:table-cell office:value-type="float" office:value="0.993933511283669">
                <text:p>0.993933511283669</text:p>
              </table:table-cell>
              <table:table-cell office:value-type="float" office:value="2046">
                <text:p>2046</text:p>
              </table:table-cell>
              <table:table-cell office:value-type="float" office:value="0.953445065176909">
                <text:p>0.953445065176909</text:p>
              </table:table-cell>
              <table:table-cell office:value-type="float" office:value="2046">
                <text:p>2046</text:p>
              </table:table-cell>
              <table:table-cell office:value-type="float" office:value="0.999546559188857">
                <text:p>0.9995465591888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48">
                <text:p>2048</text:p>
              </table:table-cell>
              <table:table-cell office:value-type="float" office:value="0.996957527078009">
                <text:p>0.996957527078009</text:p>
              </table:table-cell>
              <table:table-cell office:value-type="float" office:value="2048">
                <text:p>2048</text:p>
              </table:table-cell>
              <table:table-cell office:value-type="float" office:value="0.972720639680834">
                <text:p>0.972720639680834</text:p>
              </table:table-cell>
              <table:table-cell office:value-type="float" office:value="2048">
                <text:p>2048</text:p>
              </table:table-cell>
              <table:table-cell office:value-type="float" office:value="0.999809301509569">
                <text:p>0.9998093015095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50">
                <text:p>2050</text:p>
              </table:table-cell>
              <table:table-cell office:value-type="float" office:value="0.998476445852886">
                <text:p>0.998476445852886</text:p>
              </table:table-cell>
              <table:table-cell office:value-type="float" office:value="2050">
                <text:p>2050</text:p>
              </table:table-cell>
              <table:table-cell office:value-type="float" office:value="0.984148057288045">
                <text:p>0.984148057288045</text:p>
              </table:table-cell>
              <table:table-cell office:value-type="float" office:value="2050">
                <text:p>2050</text:p>
              </table:table-cell>
              <table:table-cell office:value-type="float" office:value="0.999919812299184">
                <text:p>0.9999198122991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52">
                <text:p>2052</text:p>
              </table:table-cell>
              <table:table-cell office:value-type="float" office:value="0.999237642179733">
                <text:p>0.999237642179733</text:p>
              </table:table-cell>
              <table:table-cell office:value-type="float" office:value="2052">
                <text:p>2052</text:p>
              </table:table-cell>
              <table:table-cell office:value-type="float" office:value="0.990833600446461">
                <text:p>0.990833600446461</text:p>
              </table:table-cell>
              <table:table-cell office:value-type="float" office:value="2052">
                <text:p>2052</text:p>
              </table:table-cell>
              <table:table-cell office:value-type="float" office:value="0.999966283658021">
                <text:p>0.9999662836580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54">
                <text:p>2054</text:p>
              </table:table-cell>
              <table:table-cell office:value-type="float" office:value="0.9996186757371">
                <text:p>0.9996186757371</text:p>
              </table:table-cell>
              <table:table-cell office:value-type="float" office:value="2054">
                <text:p>2054</text:p>
              </table:table-cell>
              <table:table-cell office:value-type="float" office:value="0.994714664237847">
                <text:p>0.994714664237847</text:p>
              </table:table-cell>
              <table:table-cell office:value-type="float" office:value="2054">
                <text:p>2054</text:p>
              </table:table-cell>
              <table:table-cell office:value-type="float" office:value="0.999985823747438">
                <text:p>0.9999858237474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56">
                <text:p>2056</text:p>
              </table:table-cell>
              <table:table-cell office:value-type="float" office:value="0.999809301509569">
                <text:p>0.999809301509569</text:p>
              </table:table-cell>
              <table:table-cell office:value-type="float" office:value="2056">
                <text:p>2056</text:p>
              </table:table-cell>
              <table:table-cell office:value-type="float" office:value="0.996957527078009">
                <text:p>0.996957527078009</text:p>
              </table:table-cell>
              <table:table-cell office:value-type="float" office:value="2056">
                <text:p>2056</text:p>
              </table:table-cell>
              <table:table-cell office:value-type="float" office:value="0.999994039571049">
                <text:p>0.99999403957104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